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 office:value-type="float" office:value="17">
            <text:p>17</text:p>
          </table:table-cell>
          <table:table-cell table:formula="of:=([.A1]-[.F$2])^2" office:value-type="float" office:value="12.439729">
            <text:p>12.439729</text:p>
          </table:table-cell>
          <table:table-cell table:formula="of:=([.B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2]-[.F$2])^2" office:value-type="float" office:value="42.601729">
            <text:p>42.601729</text:p>
          </table:table-cell>
          <table:table-cell table:formula="of:=([.B2]-[.G$2])^2" office:value-type="float" office:value="9.22336899999999">
            <text:p>9.223369</text:p>
          </table:table-cell>
          <table:table-cell/>
          <table:table-cell table:formula="of:=SUM([.A1:.A1000])/1000" office:value-type="float" office:value="20.527">
            <text:p>20.527</text:p>
          </table:table-cell>
          <table:table-cell table:formula="of:=SUM([.B1:.B1000])/1000" office:value-type="float" office:value="19.037">
            <text:p>19.037</text:p>
          </table:table-cell>
          <table:table-cell/>
          <table:table-cell table:formula="of:=SUM([.C1:.C1000])/999" office:value-type="float" office:value="38.7680390390396">
            <text:p>38.768039039</text:p>
          </table:table-cell>
          <table:table-cell table:formula="of:=SUM([.D1:.D1000])/999" office:value-type="float" office:value="25.6492802802803">
            <text:p>25.649280280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3]-[.F$2])^2" office:value-type="float" office:value="41.899729">
            <text:p>41.899729</text:p>
          </table:table-cell>
          <table:table-cell table:formula="of:=([.B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]-[.F$2])^2" office:value-type="float" office:value="2.331729">
            <text:p>2.331729</text:p>
          </table:table-cell>
          <table:table-cell table:formula="of:=([.B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5]-[.F$2])^2" office:value-type="float" office:value="20.493729">
            <text:p>20.493729</text:p>
          </table:table-cell>
          <table:table-cell table:formula="of:=([.B5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]-[.F$2])^2" office:value-type="float" office:value="2.331729">
            <text:p>2.331729</text:p>
          </table:table-cell>
          <table:table-cell table:formula="of:=([.B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7]-[.F$2])^2" office:value-type="float" office:value="6.38572900000001">
            <text:p>6.385729</text:p>
          </table:table-cell>
          <table:table-cell table:formula="of:=([.B7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([.A8]-[.F$2])^2" office:value-type="float" office:value="55.845729">
            <text:p>55.845729</text:p>
          </table:table-cell>
          <table:table-cell table:formula="of:=([.B8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]-[.F$2])^2" office:value-type="float" office:value="6.38572900000001">
            <text:p>6.385729</text:p>
          </table:table-cell>
          <table:table-cell table:formula="of:=([.B9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10]-[.F$2])^2" office:value-type="float" office:value="20.493729">
            <text:p>20.493729</text:p>
          </table:table-cell>
          <table:table-cell table:formula="of:=([.B1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11]-[.F$2])^2" office:value-type="float" office:value="41.899729">
            <text:p>41.899729</text:p>
          </table:table-cell>
          <table:table-cell table:formula="of:=([.B1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2]-[.F$2])^2" office:value-type="float" office:value="2.331729">
            <text:p>2.331729</text:p>
          </table:table-cell>
          <table:table-cell table:formula="of:=([.B1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13]-[.F$2])^2" office:value-type="float" office:value="12.061729">
            <text:p>12.061729</text:p>
          </table:table-cell>
          <table:table-cell table:formula="of:=([.B1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4]-[.F$2])^2" office:value-type="float" office:value="2.169729">
            <text:p>2.169729</text:p>
          </table:table-cell>
          <table:table-cell table:formula="of:=([.B1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15]-[.F$2])^2" office:value-type="float" office:value="2.331729">
            <text:p>2.331729</text:p>
          </table:table-cell>
          <table:table-cell table:formula="of:=([.B1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6]-[.F$2])^2" office:value-type="float" office:value="2.169729">
            <text:p>2.169729</text:p>
          </table:table-cell>
          <table:table-cell table:formula="of:=([.B16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17]-[.F$2])^2" office:value-type="float" office:value="6.38572900000001">
            <text:p>6.385729</text:p>
          </table:table-cell>
          <table:table-cell table:formula="of:=([.B1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18]-[.F$2])^2" office:value-type="float" office:value="12.061729">
            <text:p>12.061729</text:p>
          </table:table-cell>
          <table:table-cell table:formula="of:=([.B1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19]-[.F$2])^2" office:value-type="float" office:value="6.38572900000001">
            <text:p>6.385729</text:p>
          </table:table-cell>
          <table:table-cell table:formula="of:=([.B1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formula="of:=([.A20]-[.F$2])^2" office:value-type="float" office:value="71.791729">
            <text:p>71.791729</text:p>
          </table:table-cell>
          <table:table-cell table:formula="of:=([.B2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21]-[.F$2])^2" office:value-type="float" office:value="0.223728999999999">
            <text:p>0.223729</text:p>
          </table:table-cell>
          <table:table-cell table:formula="of:=([.B21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22]-[.F$2])^2" office:value-type="float" office:value="0.223728999999999">
            <text:p>0.223729</text:p>
          </table:table-cell>
          <table:table-cell table:formula="of:=([.B2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23]-[.F$2])^2" office:value-type="float" office:value="12.439729">
            <text:p>12.439729</text:p>
          </table:table-cell>
          <table:table-cell table:formula="of:=([.B2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formula="of:=([.A24]-[.F$2])^2" office:value-type="float" office:value="239.413729">
            <text:p>239.413729</text:p>
          </table:table-cell>
          <table:table-cell table:formula="of:=([.B24]-[.G$2])^2" office:value-type="float" office:value="527.299369">
            <text:p>527.29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25]-[.F$2])^2" office:value-type="float" office:value="2.331729">
            <text:p>2.331729</text:p>
          </table:table-cell>
          <table:table-cell table:formula="of:=([.B2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6]-[.F$2])^2" office:value-type="float" office:value="30.547729">
            <text:p>30.547729</text:p>
          </table:table-cell>
          <table:table-cell table:formula="of:=([.B2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27]-[.F$2])^2" office:value-type="float" office:value="30.547729">
            <text:p>30.547729</text:p>
          </table:table-cell>
          <table:table-cell table:formula="of:=([.B2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28]-[.F$2])^2" office:value-type="float" office:value="6.38572900000001">
            <text:p>6.385729</text:p>
          </table:table-cell>
          <table:table-cell table:formula="of:=([.B2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29]-[.F$2])^2" office:value-type="float" office:value="2.331729">
            <text:p>2.331729</text:p>
          </table:table-cell>
          <table:table-cell table:formula="of:=([.B2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([.A30]-[.F$2])^2" office:value-type="float" office:value="29.953729">
            <text:p>29.953729</text:p>
          </table:table-cell>
          <table:table-cell table:formula="of:=([.B30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31]-[.F$2])^2" office:value-type="float" office:value="2.331729">
            <text:p>2.331729</text:p>
          </table:table-cell>
          <table:table-cell table:formula="of:=([.B3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32]-[.F$2])^2" office:value-type="float" office:value="0.277729000000001">
            <text:p>0.277729</text:p>
          </table:table-cell>
          <table:table-cell table:formula="of:=([.B3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33]-[.F$2])^2" office:value-type="float" office:value="2.331729">
            <text:p>2.331729</text:p>
          </table:table-cell>
          <table:table-cell table:formula="of:=([.B3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formula="of:=([.A34]-[.F$2])^2" office:value-type="float" office:value="305.305729">
            <text:p>305.305729</text:p>
          </table:table-cell>
          <table:table-cell table:formula="of:=([.B34]-[.G$2])^2" office:value-type="float" office:value="48.483369">
            <text:p>48.48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35]-[.F$2])^2" office:value-type="float" office:value="30.547729">
            <text:p>30.547729</text:p>
          </table:table-cell>
          <table:table-cell table:formula="of:=([.B35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36]-[.F$2])^2" office:value-type="float" office:value="30.547729">
            <text:p>30.547729</text:p>
          </table:table-cell>
          <table:table-cell table:formula="of:=([.B3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37]-[.F$2])^2" office:value-type="float" office:value="6.38572900000001">
            <text:p>6.385729</text:p>
          </table:table-cell>
          <table:table-cell table:formula="of:=([.B3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38]-[.F$2])^2" office:value-type="float" office:value="6.38572900000001">
            <text:p>6.385729</text:p>
          </table:table-cell>
          <table:table-cell table:formula="of:=([.B38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table:formula="of:=([.A39]-[.F$2])^2" office:value-type="float" office:value="55.845729">
            <text:p>55.845729</text:p>
          </table:table-cell>
          <table:table-cell table:formula="of:=([.B39]-[.G$2])^2" office:value-type="float" office:value="1518.115369">
            <text:p>1518.11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0]-[.F$2])^2" office:value-type="float" office:value="30.547729">
            <text:p>30.547729</text:p>
          </table:table-cell>
          <table:table-cell table:formula="of:=([.B4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41]-[.F$2])^2" office:value-type="float" office:value="42.601729">
            <text:p>42.601729</text:p>
          </table:table-cell>
          <table:table-cell table:formula="of:=([.B4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42]-[.F$2])^2" office:value-type="float" office:value="20.007729">
            <text:p>20.007729</text:p>
          </table:table-cell>
          <table:table-cell table:formula="of:=([.B4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3]-[.F$2])^2" office:value-type="float" office:value="2.331729">
            <text:p>2.331729</text:p>
          </table:table-cell>
          <table:table-cell table:formula="of:=([.B4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table:formula="of:=([.A44]-[.F$2])^2" office:value-type="float" office:value="181.521729">
            <text:p>181.521729</text:p>
          </table:table-cell>
          <table:table-cell table:formula="of:=([.B44]-[.G$2])^2" office:value-type="float" office:value="48.483369">
            <text:p>48.48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5]-[.F$2])^2" office:value-type="float" office:value="0.277729000000001">
            <text:p>0.277729</text:p>
          </table:table-cell>
          <table:table-cell table:formula="of:=([.B4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([.A46]-[.F$2])^2" office:value-type="float" office:value="131.629729">
            <text:p>131.629729</text:p>
          </table:table-cell>
          <table:table-cell table:formula="of:=([.B46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formula="of:=([.A47]-[.F$2])^2" office:value-type="float" office:value="2.331729">
            <text:p>2.331729</text:p>
          </table:table-cell>
          <table:table-cell table:formula="of:=([.B47]-[.G$2])^2" office:value-type="float" office:value="254.817369">
            <text:p>254.817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formula="of:=([.A48]-[.F$2])^2" office:value-type="float" office:value="131.629729">
            <text:p>131.629729</text:p>
          </table:table-cell>
          <table:table-cell table:formula="of:=([.B48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([.A49]-[.F$2])^2" office:value-type="float" office:value="55.845729">
            <text:p>55.845729</text:p>
          </table:table-cell>
          <table:table-cell table:formula="of:=([.B49]-[.G$2])^2" office:value-type="float" office:value="80.335369">
            <text:p>80.33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50]-[.F$2])^2" office:value-type="float" office:value="30.547729">
            <text:p>30.547729</text:p>
          </table:table-cell>
          <table:table-cell table:formula="of:=([.B5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1]-[.F$2])^2" office:value-type="float" office:value="12.439729">
            <text:p>12.439729</text:p>
          </table:table-cell>
          <table:table-cell table:formula="of:=([.B5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52]-[.F$2])^2" office:value-type="float" office:value="0.277729000000001">
            <text:p>0.277729</text:p>
          </table:table-cell>
          <table:table-cell table:formula="of:=([.B5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53]-[.F$2])^2" office:value-type="float" office:value="0.277729000000001">
            <text:p>0.277729</text:p>
          </table:table-cell>
          <table:table-cell table:formula="of:=([.B5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([.A54]-[.F$2])^2" office:value-type="float" office:value="305.305729">
            <text:p>305.305729</text:p>
          </table:table-cell>
          <table:table-cell table:formula="of:=([.B5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55]-[.F$2])^2" office:value-type="float" office:value="0.277729000000001">
            <text:p>0.277729</text:p>
          </table:table-cell>
          <table:table-cell table:formula="of:=([.B55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56]-[.F$2])^2" office:value-type="float" office:value="0.277729000000001">
            <text:p>0.277729</text:p>
          </table:table-cell>
          <table:table-cell table:formula="of:=([.B56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57]-[.F$2])^2" office:value-type="float" office:value="2.331729">
            <text:p>2.331729</text:p>
          </table:table-cell>
          <table:table-cell table:formula="of:=([.B5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58]-[.F$2])^2" office:value-type="float" office:value="2.331729">
            <text:p>2.331729</text:p>
          </table:table-cell>
          <table:table-cell table:formula="of:=([.B5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59]-[.F$2])^2" office:value-type="float" office:value="0.277729000000001">
            <text:p>0.277729</text:p>
          </table:table-cell>
          <table:table-cell table:formula="of:=([.B5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60]-[.F$2])^2" office:value-type="float" office:value="0.223728999999999">
            <text:p>0.223729</text:p>
          </table:table-cell>
          <table:table-cell table:formula="of:=([.B60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61]-[.F$2])^2" office:value-type="float" office:value="2.331729">
            <text:p>2.331729</text:p>
          </table:table-cell>
          <table:table-cell table:formula="of:=([.B6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formula="of:=([.A62]-[.F$2])^2" office:value-type="float" office:value="109.683729">
            <text:p>109.683729</text:p>
          </table:table-cell>
          <table:table-cell table:formula="of:=([.B62]-[.G$2])^2" office:value-type="float" office:value="398.521369">
            <text:p>398.5213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formula="of:=([.A63]-[.F$2])^2" office:value-type="float" office:value="71.791729">
            <text:p>71.791729</text:p>
          </table:table-cell>
          <table:table-cell table:formula="of:=([.B63]-[.G$2])^2" office:value-type="float" office:value="194.965369">
            <text:p>194.96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64]-[.F$2])^2" office:value-type="float" office:value="6.38572900000001">
            <text:p>6.385729</text:p>
          </table:table-cell>
          <table:table-cell table:formula="of:=([.B64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65]-[.F$2])^2" office:value-type="float" office:value="30.547729">
            <text:p>30.547729</text:p>
          </table:table-cell>
          <table:table-cell table:formula="of:=([.B6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66]-[.F$2])^2" office:value-type="float" office:value="30.547729">
            <text:p>30.547729</text:p>
          </table:table-cell>
          <table:table-cell table:formula="of:=([.B66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7]-[.F$2])^2" office:value-type="float" office:value="6.38572900000001">
            <text:p>6.385729</text:p>
          </table:table-cell>
          <table:table-cell table:formula="of:=([.B67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68]-[.F$2])^2" office:value-type="float" office:value="0.277729000000001">
            <text:p>0.277729</text:p>
          </table:table-cell>
          <table:table-cell table:formula="of:=([.B6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9]-[.F$2])^2" office:value-type="float" office:value="12.439729">
            <text:p>12.439729</text:p>
          </table:table-cell>
          <table:table-cell table:formula="of:=([.B69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0]-[.F$2])^2" office:value-type="float" office:value="2.331729">
            <text:p>2.331729</text:p>
          </table:table-cell>
          <table:table-cell table:formula="of:=([.B7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1]-[.F$2])^2" office:value-type="float" office:value="12.439729">
            <text:p>12.439729</text:p>
          </table:table-cell>
          <table:table-cell table:formula="of:=([.B7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72]-[.F$2])^2" office:value-type="float" office:value="29.953729">
            <text:p>29.953729</text:p>
          </table:table-cell>
          <table:table-cell table:formula="of:=([.B7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73]-[.F$2])^2" office:value-type="float" office:value="30.547729">
            <text:p>30.547729</text:p>
          </table:table-cell>
          <table:table-cell table:formula="of:=([.B7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4]-[.F$2])^2" office:value-type="float" office:value="2.331729">
            <text:p>2.331729</text:p>
          </table:table-cell>
          <table:table-cell table:formula="of:=([.B74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5]-[.F$2])^2" office:value-type="float" office:value="12.439729">
            <text:p>12.439729</text:p>
          </table:table-cell>
          <table:table-cell table:formula="of:=([.B7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([.A76]-[.F$2])^2" office:value-type="float" office:value="55.845729">
            <text:p>55.845729</text:p>
          </table:table-cell>
          <table:table-cell table:formula="of:=([.B76]-[.G$2])^2" office:value-type="float" office:value="48.483369">
            <text:p>48.48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77]-[.F$2])^2" office:value-type="float" office:value="20.493729">
            <text:p>20.493729</text:p>
          </table:table-cell>
          <table:table-cell table:formula="of:=([.B7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78]-[.F$2])^2" office:value-type="float" office:value="20.493729">
            <text:p>20.493729</text:p>
          </table:table-cell>
          <table:table-cell table:formula="of:=([.B7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9]-[.F$2])^2" office:value-type="float" office:value="30.547729">
            <text:p>30.547729</text:p>
          </table:table-cell>
          <table:table-cell table:formula="of:=([.B7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80]-[.F$2])^2" office:value-type="float" office:value="12.439729">
            <text:p>12.439729</text:p>
          </table:table-cell>
          <table:table-cell table:formula="of:=([.B8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formula="of:=([.A81]-[.F$2])^2" office:value-type="float" office:value="505.035729">
            <text:p>505.035729</text:p>
          </table:table-cell>
          <table:table-cell table:formula="of:=([.B8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82]-[.F$2])^2" office:value-type="float" office:value="2.169729">
            <text:p>2.169729</text:p>
          </table:table-cell>
          <table:table-cell table:formula="of:=([.B82]-[.G$2])^2" office:value-type="float" office:value="8.77936900000001">
            <text:p>8.779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83]-[.F$2])^2" office:value-type="float" office:value="42.601729">
            <text:p>42.601729</text:p>
          </table:table-cell>
          <table:table-cell table:formula="of:=([.B8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84]-[.F$2])^2" office:value-type="float" office:value="12.439729">
            <text:p>12.439729</text:p>
          </table:table-cell>
          <table:table-cell table:formula="of:=([.B84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85]-[.F$2])^2" office:value-type="float" office:value="6.38572900000001">
            <text:p>6.385729</text:p>
          </table:table-cell>
          <table:table-cell table:formula="of:=([.B8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86]-[.F$2])^2" office:value-type="float" office:value="6.38572900000001">
            <text:p>6.385729</text:p>
          </table:table-cell>
          <table:table-cell table:formula="of:=([.B86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87]-[.F$2])^2" office:value-type="float" office:value="0.223728999999999">
            <text:p>0.223729</text:p>
          </table:table-cell>
          <table:table-cell table:formula="of:=([.B8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88]-[.F$2])^2" office:value-type="float" office:value="20.493729">
            <text:p>20.493729</text:p>
          </table:table-cell>
          <table:table-cell table:formula="of:=([.B8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9]-[.F$2])^2" office:value-type="float" office:value="0.277729000000001">
            <text:p>0.277729</text:p>
          </table:table-cell>
          <table:table-cell table:formula="of:=([.B8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90]-[.F$2])^2" office:value-type="float" office:value="42.601729">
            <text:p>42.601729</text:p>
          </table:table-cell>
          <table:table-cell table:formula="of:=([.B9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91]-[.F$2])^2" office:value-type="float" office:value="2.331729">
            <text:p>2.331729</text:p>
          </table:table-cell>
          <table:table-cell table:formula="of:=([.B9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([.A92]-[.F$2])^2" office:value-type="float" office:value="181.521729">
            <text:p>181.521729</text:p>
          </table:table-cell>
          <table:table-cell table:formula="of:=([.B92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93]-[.F$2])^2" office:value-type="float" office:value="6.11572899999999">
            <text:p>6.115729</text:p>
          </table:table-cell>
          <table:table-cell table:formula="of:=([.B9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4]-[.F$2])^2" office:value-type="float" office:value="30.547729">
            <text:p>30.547729</text:p>
          </table:table-cell>
          <table:table-cell table:formula="of:=([.B94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95]-[.F$2])^2" office:value-type="float" office:value="12.439729">
            <text:p>12.439729</text:p>
          </table:table-cell>
          <table:table-cell table:formula="of:=([.B95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6]-[.F$2])^2" office:value-type="float" office:value="2.331729">
            <text:p>2.331729</text:p>
          </table:table-cell>
          <table:table-cell table:formula="of:=([.B96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97]-[.F$2])^2" office:value-type="float" office:value="6.38572900000001">
            <text:p>6.385729</text:p>
          </table:table-cell>
          <table:table-cell table:formula="of:=([.B97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98]-[.F$2])^2" office:value-type="float" office:value="2.331729">
            <text:p>2.331729</text:p>
          </table:table-cell>
          <table:table-cell table:formula="of:=([.B98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99]-[.F$2])^2" office:value-type="float" office:value="42.601729">
            <text:p>42.601729</text:p>
          </table:table-cell>
          <table:table-cell table:formula="of:=([.B9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f:=([.A100]-[.F$2])^2" office:value-type="float" office:value="209.467729">
            <text:p>209.467729</text:p>
          </table:table-cell>
          <table:table-cell table:formula="of:=([.B100]-[.G$2])^2" office:value-type="float" office:value="194.965369">
            <text:p>194.965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101]-[.F$2])^2" office:value-type="float" office:value="20.493729">
            <text:p>20.493729</text:p>
          </table:table-cell>
          <table:table-cell table:formula="of:=([.B10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102]-[.F$2])^2" office:value-type="float" office:value="55.845729">
            <text:p>55.845729</text:p>
          </table:table-cell>
          <table:table-cell table:formula="of:=([.B102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03]-[.F$2])^2" office:value-type="float" office:value="0.277729000000001">
            <text:p>0.277729</text:p>
          </table:table-cell>
          <table:table-cell table:formula="of:=([.B10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104]-[.F$2])^2" office:value-type="float" office:value="2.331729">
            <text:p>2.331729</text:p>
          </table:table-cell>
          <table:table-cell table:formula="of:=([.B10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05]-[.F$2])^2" office:value-type="float" office:value="0.277729000000001">
            <text:p>0.277729</text:p>
          </table:table-cell>
          <table:table-cell table:formula="of:=([.B105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106]-[.F$2])^2" office:value-type="float" office:value="20.493729">
            <text:p>20.493729</text:p>
          </table:table-cell>
          <table:table-cell table:formula="of:=([.B10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107]-[.F$2])^2" office:value-type="float" office:value="6.38572900000001">
            <text:p>6.385729</text:p>
          </table:table-cell>
          <table:table-cell table:formula="of:=([.B10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108]-[.F$2])^2" office:value-type="float" office:value="20.493729">
            <text:p>20.493729</text:p>
          </table:table-cell>
          <table:table-cell table:formula="of:=([.B10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109]-[.F$2])^2" office:value-type="float" office:value="12.439729">
            <text:p>12.439729</text:p>
          </table:table-cell>
          <table:table-cell table:formula="of:=([.B10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10]-[.F$2])^2" office:value-type="float" office:value="0.277729000000001">
            <text:p>0.277729</text:p>
          </table:table-cell>
          <table:table-cell table:formula="of:=([.B11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formula="of:=([.A111]-[.F$2])^2" office:value-type="float" office:value="6.11572899999999">
            <text:p>6.115729</text:p>
          </table:table-cell>
          <table:table-cell table:formula="of:=([.B111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112]-[.F$2])^2" office:value-type="float" office:value="2.331729">
            <text:p>2.331729</text:p>
          </table:table-cell>
          <table:table-cell table:formula="of:=([.B11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113]-[.F$2])^2" office:value-type="float" office:value="0.277729000000001">
            <text:p>0.277729</text:p>
          </table:table-cell>
          <table:table-cell table:formula="of:=([.B11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114]-[.F$2])^2" office:value-type="float" office:value="0.223728999999999">
            <text:p>0.223729</text:p>
          </table:table-cell>
          <table:table-cell table:formula="of:=([.B11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15]-[.F$2])^2" office:value-type="float" office:value="0.277729000000001">
            <text:p>0.277729</text:p>
          </table:table-cell>
          <table:table-cell table:formula="of:=([.B115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116]-[.F$2])^2" office:value-type="float" office:value="6.38572900000001">
            <text:p>6.385729</text:p>
          </table:table-cell>
          <table:table-cell table:formula="of:=([.B11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117]-[.F$2])^2" office:value-type="float" office:value="55.845729">
            <text:p>55.845729</text:p>
          </table:table-cell>
          <table:table-cell table:formula="of:=([.B117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18]-[.F$2])^2" office:value-type="float" office:value="2.331729">
            <text:p>2.331729</text:p>
          </table:table-cell>
          <table:table-cell table:formula="of:=([.B11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19]-[.F$2])^2" office:value-type="float" office:value="6.38572900000001">
            <text:p>6.385729</text:p>
          </table:table-cell>
          <table:table-cell table:formula="of:=([.B119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120]-[.F$2])^2" office:value-type="float" office:value="12.439729">
            <text:p>12.439729</text:p>
          </table:table-cell>
          <table:table-cell table:formula="of:=([.B12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121]-[.F$2])^2" office:value-type="float" office:value="0.223728999999999">
            <text:p>0.223729</text:p>
          </table:table-cell>
          <table:table-cell table:formula="of:=([.B121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122]-[.F$2])^2" office:value-type="float" office:value="6.38572900000001">
            <text:p>6.385729</text:p>
          </table:table-cell>
          <table:table-cell table:formula="of:=([.B12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123]-[.F$2])^2" office:value-type="float" office:value="2.331729">
            <text:p>2.331729</text:p>
          </table:table-cell>
          <table:table-cell table:formula="of:=([.B12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formula="of:=([.A124]-[.F$2])^2" office:value-type="float" office:value="271.359729">
            <text:p>271.359729</text:p>
          </table:table-cell>
          <table:table-cell table:formula="of:=([.B124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formula="of:=([.A125]-[.F$2])^2" office:value-type="float" office:value="419.143729">
            <text:p>419.143729</text:p>
          </table:table-cell>
          <table:table-cell table:formula="of:=([.B125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formula="of:=([.A126]-[.F$2])^2" office:value-type="float" office:value="181.521729">
            <text:p>181.521729</text:p>
          </table:table-cell>
          <table:table-cell table:formula="of:=([.B126]-[.G$2])^2" office:value-type="float" office:value="35.557369">
            <text:p>35.55736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([.A127]-[.F$2])^2" office:value-type="float" office:value="305.305729">
            <text:p>305.305729</text:p>
          </table:table-cell>
          <table:table-cell table:formula="of:=([.B12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128]-[.F$2])^2" office:value-type="float" office:value="30.547729">
            <text:p>30.547729</text:p>
          </table:table-cell>
          <table:table-cell table:formula="of:=([.B12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129]-[.F$2])^2" office:value-type="float" office:value="0.223728999999999">
            <text:p>0.223729</text:p>
          </table:table-cell>
          <table:table-cell table:formula="of:=([.B12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30]-[.F$2])^2" office:value-type="float" office:value="2.169729">
            <text:p>2.169729</text:p>
          </table:table-cell>
          <table:table-cell table:formula="of:=([.B13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131]-[.F$2])^2" office:value-type="float" office:value="12.439729">
            <text:p>12.439729</text:p>
          </table:table-cell>
          <table:table-cell table:formula="of:=([.B13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formula="of:=([.A132]-[.F$2])^2" office:value-type="float" office:value="71.791729">
            <text:p>71.791729</text:p>
          </table:table-cell>
          <table:table-cell table:formula="of:=([.B132]-[.G$2])^2" office:value-type="float" office:value="781.929369">
            <text:p>781.92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33]-[.F$2])^2" office:value-type="float" office:value="0.277729000000001">
            <text:p>0.277729</text:p>
          </table:table-cell>
          <table:table-cell table:formula="of:=([.B13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134]-[.F$2])^2" office:value-type="float" office:value="2.331729">
            <text:p>2.331729</text:p>
          </table:table-cell>
          <table:table-cell table:formula="of:=([.B13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135]-[.F$2])^2" office:value-type="float" office:value="6.11572899999999">
            <text:p>6.115729</text:p>
          </table:table-cell>
          <table:table-cell table:formula="of:=([.B13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136]-[.F$2])^2" office:value-type="float" office:value="0.223728999999999">
            <text:p>0.223729</text:p>
          </table:table-cell>
          <table:table-cell table:formula="of:=([.B13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([.A137]-[.F$2])^2" office:value-type="float" office:value="71.791729">
            <text:p>71.791729</text:p>
          </table:table-cell>
          <table:table-cell table:formula="of:=([.B13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138]-[.F$2])^2" office:value-type="float" office:value="12.439729">
            <text:p>12.439729</text:p>
          </table:table-cell>
          <table:table-cell table:formula="of:=([.B13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139]-[.F$2])^2" office:value-type="float" office:value="0.277729000000001">
            <text:p>0.277729</text:p>
          </table:table-cell>
          <table:table-cell table:formula="of:=([.B13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140]-[.F$2])^2" office:value-type="float" office:value="55.845729">
            <text:p>55.845729</text:p>
          </table:table-cell>
          <table:table-cell table:formula="of:=([.B14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141]-[.F$2])^2" office:value-type="float" office:value="0.277729000000001">
            <text:p>0.277729</text:p>
          </table:table-cell>
          <table:table-cell table:formula="of:=([.B14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42]-[.F$2])^2" office:value-type="float" office:value="0.277729000000001">
            <text:p>0.277729</text:p>
          </table:table-cell>
          <table:table-cell table:formula="of:=([.B14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143]-[.F$2])^2" office:value-type="float" office:value="12.439729">
            <text:p>12.439729</text:p>
          </table:table-cell>
          <table:table-cell table:formula="of:=([.B14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144]-[.F$2])^2" office:value-type="float" office:value="2.331729">
            <text:p>2.331729</text:p>
          </table:table-cell>
          <table:table-cell table:formula="of:=([.B144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145]-[.F$2])^2" office:value-type="float" office:value="20.493729">
            <text:p>20.493729</text:p>
          </table:table-cell>
          <table:table-cell table:formula="of:=([.B14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46]-[.F$2])^2" office:value-type="float" office:value="0.277729000000001">
            <text:p>0.277729</text:p>
          </table:table-cell>
          <table:table-cell table:formula="of:=([.B14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formula="of:=([.A147]-[.F$2])^2" office:value-type="float" office:value="209.467729">
            <text:p>209.467729</text:p>
          </table:table-cell>
          <table:table-cell table:formula="of:=([.B147]-[.G$2])^2" office:value-type="float" office:value="99.261369">
            <text:p>99.261369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formula="of:=([.A148]-[.F$2])^2" office:value-type="float" office:value="419.143729">
            <text:p>419.143729</text:p>
          </table:table-cell>
          <table:table-cell table:formula="of:=([.B148]-[.G$2])^2" office:value-type="float" office:value="398.521369">
            <text:p>398.52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149]-[.F$2])^2" office:value-type="float" office:value="12.439729">
            <text:p>12.439729</text:p>
          </table:table-cell>
          <table:table-cell table:formula="of:=([.B14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50]-[.F$2])^2" office:value-type="float" office:value="0.277729000000001">
            <text:p>0.277729</text:p>
          </table:table-cell>
          <table:table-cell table:formula="of:=([.B15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151]-[.F$2])^2" office:value-type="float" office:value="12.439729">
            <text:p>12.439729</text:p>
          </table:table-cell>
          <table:table-cell table:formula="of:=([.B15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52]-[.F$2])^2" office:value-type="float" office:value="0.277729000000001">
            <text:p>0.277729</text:p>
          </table:table-cell>
          <table:table-cell table:formula="of:=([.B15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153]-[.F$2])^2" office:value-type="float" office:value="42.601729">
            <text:p>42.601729</text:p>
          </table:table-cell>
          <table:table-cell table:formula="of:=([.B15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154]-[.F$2])^2" office:value-type="float" office:value="2.331729">
            <text:p>2.331729</text:p>
          </table:table-cell>
          <table:table-cell table:formula="of:=([.B15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155]-[.F$2])^2" office:value-type="float" office:value="30.547729">
            <text:p>30.547729</text:p>
          </table:table-cell>
          <table:table-cell table:formula="of:=([.B155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56]-[.F$2])^2" office:value-type="float" office:value="0.277729000000001">
            <text:p>0.277729</text:p>
          </table:table-cell>
          <table:table-cell table:formula="of:=([.B15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157]-[.F$2])^2" office:value-type="float" office:value="0.223728999999999">
            <text:p>0.223729</text:p>
          </table:table-cell>
          <table:table-cell table:formula="of:=([.B15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table:formula="of:=([.A158]-[.F$2])^2" office:value-type="float" office:value="505.035729">
            <text:p>505.035729</text:p>
          </table:table-cell>
          <table:table-cell table:formula="of:=([.B158]-[.G$2])^2" office:value-type="float" office:value="15.705369">
            <text:p>15.70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59]-[.F$2])^2" office:value-type="float" office:value="6.38572900000001">
            <text:p>6.385729</text:p>
          </table:table-cell>
          <table:table-cell table:formula="of:=([.B159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160]-[.F$2])^2" office:value-type="float" office:value="2.331729">
            <text:p>2.331729</text:p>
          </table:table-cell>
          <table:table-cell table:formula="of:=([.B16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formula="of:=([.A161]-[.F$2])^2" office:value-type="float" office:value="12.061729">
            <text:p>12.061729</text:p>
          </table:table-cell>
          <table:table-cell table:formula="of:=([.B161]-[.G$2])^2" office:value-type="float" office:value="838.855369">
            <text:p>838.855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62]-[.F$2])^2" office:value-type="float" office:value="0.223728999999999">
            <text:p>0.223729</text:p>
          </table:table-cell>
          <table:table-cell table:formula="of:=([.B162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163]-[.F$2])^2" office:value-type="float" office:value="0.223728999999999">
            <text:p>0.223729</text:p>
          </table:table-cell>
          <table:table-cell table:formula="of:=([.B16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164]-[.F$2])^2" office:value-type="float" office:value="12.439729">
            <text:p>12.439729</text:p>
          </table:table-cell>
          <table:table-cell table:formula="of:=([.B16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formula="of:=([.A165]-[.F$2])^2" office:value-type="float" office:value="341.251729">
            <text:p>341.251729</text:p>
          </table:table-cell>
          <table:table-cell table:formula="of:=([.B165]-[.G$2])^2" office:value-type="float" office:value="15.705369">
            <text:p>15.70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66]-[.F$2])^2" office:value-type="float" office:value="0.277729000000001">
            <text:p>0.277729</text:p>
          </table:table-cell>
          <table:table-cell table:formula="of:=([.B16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([.A167]-[.F$2])^2" office:value-type="float" office:value="89.737729">
            <text:p>89.737729</text:p>
          </table:table-cell>
          <table:table-cell table:formula="of:=([.B16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68]-[.F$2])^2" office:value-type="float" office:value="30.547729">
            <text:p>30.547729</text:p>
          </table:table-cell>
          <table:table-cell table:formula="of:=([.B168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169]-[.F$2])^2" office:value-type="float" office:value="20.493729">
            <text:p>20.493729</text:p>
          </table:table-cell>
          <table:table-cell table:formula="of:=([.B16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formula="of:=([.A170]-[.F$2])^2" office:value-type="float" office:value="271.359729">
            <text:p>271.359729</text:p>
          </table:table-cell>
          <table:table-cell table:formula="of:=([.B170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171]-[.F$2])^2" office:value-type="float" office:value="0.223728999999999">
            <text:p>0.223729</text:p>
          </table:table-cell>
          <table:table-cell table:formula="of:=([.B171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([.A172]-[.F$2])^2" office:value-type="float" office:value="71.791729">
            <text:p>71.791729</text:p>
          </table:table-cell>
          <table:table-cell table:formula="of:=([.B17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3]-[.F$2])^2" office:value-type="float" office:value="20.493729">
            <text:p>20.493729</text:p>
          </table:table-cell>
          <table:table-cell table:formula="of:=([.B173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74]-[.F$2])^2" office:value-type="float" office:value="0.277729000000001">
            <text:p>0.277729</text:p>
          </table:table-cell>
          <table:table-cell table:formula="of:=([.B17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175]-[.F$2])^2" office:value-type="float" office:value="2.331729">
            <text:p>2.331729</text:p>
          </table:table-cell>
          <table:table-cell table:formula="of:=([.B17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76]-[.F$2])^2" office:value-type="float" office:value="0.277729000000001">
            <text:p>0.277729</text:p>
          </table:table-cell>
          <table:table-cell table:formula="of:=([.B176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formula="of:=([.A177]-[.F$2])^2" office:value-type="float" office:value="109.683729">
            <text:p>109.683729</text:p>
          </table:table-cell>
          <table:table-cell table:formula="of:=([.B177]-[.G$2])^2" office:value-type="float" office:value="482.373369">
            <text:p>482.3733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table:formula="of:=([.A178]-[.F$2])^2" office:value-type="float" office:value="109.683729">
            <text:p>109.683729</text:p>
          </table:table-cell>
          <table:table-cell table:formula="of:=([.B17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179]-[.F$2])^2" office:value-type="float" office:value="20.493729">
            <text:p>20.493729</text:p>
          </table:table-cell>
          <table:table-cell table:formula="of:=([.B17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80]-[.F$2])^2" office:value-type="float" office:value="0.277729000000001">
            <text:p>0.277729</text:p>
          </table:table-cell>
          <table:table-cell table:formula="of:=([.B18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181]-[.F$2])^2" office:value-type="float" office:value="30.547729">
            <text:p>30.547729</text:p>
          </table:table-cell>
          <table:table-cell table:formula="of:=([.B181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82]-[.F$2])^2" office:value-type="float" office:value="20.493729">
            <text:p>20.493729</text:p>
          </table:table-cell>
          <table:table-cell table:formula="of:=([.B182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183]-[.F$2])^2" office:value-type="float" office:value="20.493729">
            <text:p>20.493729</text:p>
          </table:table-cell>
          <table:table-cell table:formula="of:=([.B18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184]-[.F$2])^2" office:value-type="float" office:value="6.38572900000001">
            <text:p>6.385729</text:p>
          </table:table-cell>
          <table:table-cell table:formula="of:=([.B184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([.A185]-[.F$2])^2" office:value-type="float" office:value="55.845729">
            <text:p>55.845729</text:p>
          </table:table-cell>
          <table:table-cell table:formula="of:=([.B185]-[.G$2])^2" office:value-type="float" office:value="120.187369">
            <text:p>120.18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186]-[.F$2])^2" office:value-type="float" office:value="2.331729">
            <text:p>2.331729</text:p>
          </table:table-cell>
          <table:table-cell table:formula="of:=([.B186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([.A187]-[.F$2])^2" office:value-type="float" office:value="41.899729">
            <text:p>41.899729</text:p>
          </table:table-cell>
          <table:table-cell table:formula="of:=([.B18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188]-[.F$2])^2" office:value-type="float" office:value="2.331729">
            <text:p>2.331729</text:p>
          </table:table-cell>
          <table:table-cell table:formula="of:=([.B18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189]-[.F$2])^2" office:value-type="float" office:value="30.547729">
            <text:p>30.547729</text:p>
          </table:table-cell>
          <table:table-cell table:formula="of:=([.B18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190]-[.F$2])^2" office:value-type="float" office:value="42.601729">
            <text:p>42.601729</text:p>
          </table:table-cell>
          <table:table-cell table:formula="of:=([.B19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191]-[.F$2])^2" office:value-type="float" office:value="12.439729">
            <text:p>12.439729</text:p>
          </table:table-cell>
          <table:table-cell table:formula="of:=([.B19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192]-[.F$2])^2" office:value-type="float" office:value="42.601729">
            <text:p>42.601729</text:p>
          </table:table-cell>
          <table:table-cell table:formula="of:=([.B19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193]-[.F$2])^2" office:value-type="float" office:value="30.547729">
            <text:p>30.547729</text:p>
          </table:table-cell>
          <table:table-cell table:formula="of:=([.B19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94]-[.F$2])^2" office:value-type="float" office:value="0.277729000000001">
            <text:p>0.277729</text:p>
          </table:table-cell>
          <table:table-cell table:formula="of:=([.B19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([.A195]-[.F$2])^2" office:value-type="float" office:value="55.845729">
            <text:p>55.845729</text:p>
          </table:table-cell>
          <table:table-cell table:formula="of:=([.B19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196]-[.F$2])^2" office:value-type="float" office:value="55.845729">
            <text:p>55.845729</text:p>
          </table:table-cell>
          <table:table-cell table:formula="of:=([.B19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97]-[.F$2])^2" office:value-type="float" office:value="2.331729">
            <text:p>2.331729</text:p>
          </table:table-cell>
          <table:table-cell table:formula="of:=([.B19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([.A198]-[.F$2])^2" office:value-type="float" office:value="0.277729000000001">
            <text:p>0.277729</text:p>
          </table:table-cell>
          <table:table-cell table:formula="of:=([.B198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199]-[.F$2])^2" office:value-type="float" office:value="12.439729">
            <text:p>12.439729</text:p>
          </table:table-cell>
          <table:table-cell table:formula="of:=([.B19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200]-[.F$2])^2" office:value-type="float" office:value="89.737729">
            <text:p>89.737729</text:p>
          </table:table-cell>
          <table:table-cell table:formula="of:=([.B20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01]-[.F$2])^2" office:value-type="float" office:value="12.439729">
            <text:p>12.439729</text:p>
          </table:table-cell>
          <table:table-cell table:formula="of:=([.B201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202]-[.F$2])^2" office:value-type="float" office:value="29.953729">
            <text:p>29.953729</text:p>
          </table:table-cell>
          <table:table-cell table:formula="of:=([.B20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203]-[.F$2])^2" office:value-type="float" office:value="12.439729">
            <text:p>12.439729</text:p>
          </table:table-cell>
          <table:table-cell table:formula="of:=([.B20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204]-[.F$2])^2" office:value-type="float" office:value="12.439729">
            <text:p>12.439729</text:p>
          </table:table-cell>
          <table:table-cell table:formula="of:=([.B20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205]-[.F$2])^2" office:value-type="float" office:value="0.277729000000001">
            <text:p>0.277729</text:p>
          </table:table-cell>
          <table:table-cell table:formula="of:=([.B205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formula="of:=([.A206]-[.F$2])^2" office:value-type="float" office:value="209.467729">
            <text:p>209.467729</text:p>
          </table:table-cell>
          <table:table-cell table:formula="of:=([.B20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207]-[.F$2])^2" office:value-type="float" office:value="0.277729000000001">
            <text:p>0.277729</text:p>
          </table:table-cell>
          <table:table-cell table:formula="of:=([.B20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08]-[.F$2])^2" office:value-type="float" office:value="30.547729">
            <text:p>30.547729</text:p>
          </table:table-cell>
          <table:table-cell table:formula="of:=([.B20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209]-[.F$2])^2" office:value-type="float" office:value="2.331729">
            <text:p>2.331729</text:p>
          </table:table-cell>
          <table:table-cell table:formula="of:=([.B20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210]-[.F$2])^2" office:value-type="float" office:value="0.277729000000001">
            <text:p>0.277729</text:p>
          </table:table-cell>
          <table:table-cell table:formula="of:=([.B21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211]-[.F$2])^2" office:value-type="float" office:value="0.223728999999999">
            <text:p>0.223729</text:p>
          </table:table-cell>
          <table:table-cell table:formula="of:=([.B211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12]-[.F$2])^2" office:value-type="float" office:value="30.547729">
            <text:p>30.547729</text:p>
          </table:table-cell>
          <table:table-cell table:formula="of:=([.B21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213]-[.F$2])^2" office:value-type="float" office:value="0.277729000000001">
            <text:p>0.277729</text:p>
          </table:table-cell>
          <table:table-cell table:formula="of:=([.B21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14]-[.F$2])^2" office:value-type="float" office:value="20.493729">
            <text:p>20.493729</text:p>
          </table:table-cell>
          <table:table-cell table:formula="of:=([.B21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215]-[.F$2])^2" office:value-type="float" office:value="6.38572900000001">
            <text:p>6.385729</text:p>
          </table:table-cell>
          <table:table-cell table:formula="of:=([.B215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16]-[.F$2])^2" office:value-type="float" office:value="20.493729">
            <text:p>20.493729</text:p>
          </table:table-cell>
          <table:table-cell table:formula="of:=([.B21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217]-[.F$2])^2" office:value-type="float" office:value="2.331729">
            <text:p>2.331729</text:p>
          </table:table-cell>
          <table:table-cell table:formula="of:=([.B21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218]-[.F$2])^2" office:value-type="float" office:value="0.277729000000001">
            <text:p>0.277729</text:p>
          </table:table-cell>
          <table:table-cell table:formula="of:=([.B21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219]-[.F$2])^2" office:value-type="float" office:value="12.439729">
            <text:p>12.439729</text:p>
          </table:table-cell>
          <table:table-cell table:formula="of:=([.B21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220]-[.F$2])^2" office:value-type="float" office:value="0.277729000000001">
            <text:p>0.277729</text:p>
          </table:table-cell>
          <table:table-cell table:formula="of:=([.B22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([.A221]-[.F$2])^2" office:value-type="float" office:value="41.899729">
            <text:p>41.899729</text:p>
          </table:table-cell>
          <table:table-cell table:formula="of:=([.B221]-[.G$2])^2" office:value-type="float" office:value="143.113369">
            <text:p>143.11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222]-[.F$2])^2" office:value-type="float" office:value="6.38572900000001">
            <text:p>6.385729</text:p>
          </table:table-cell>
          <table:table-cell table:formula="of:=([.B22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formula="of:=([.A223]-[.F$2])^2" office:value-type="float" office:value="181.521729">
            <text:p>181.521729</text:p>
          </table:table-cell>
          <table:table-cell table:formula="of:=([.B22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224]-[.F$2])^2" office:value-type="float" office:value="12.439729">
            <text:p>12.439729</text:p>
          </table:table-cell>
          <table:table-cell table:formula="of:=([.B22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225]-[.F$2])^2" office:value-type="float" office:value="6.38572900000001">
            <text:p>6.385729</text:p>
          </table:table-cell>
          <table:table-cell table:formula="of:=([.B22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26]-[.F$2])^2" office:value-type="float" office:value="30.547729">
            <text:p>30.547729</text:p>
          </table:table-cell>
          <table:table-cell table:formula="of:=([.B22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227]-[.F$2])^2" office:value-type="float" office:value="55.845729">
            <text:p>55.845729</text:p>
          </table:table-cell>
          <table:table-cell table:formula="of:=([.B22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228]-[.F$2])^2" office:value-type="float" office:value="20.493729">
            <text:p>20.493729</text:p>
          </table:table-cell>
          <table:table-cell table:formula="of:=([.B22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229]-[.F$2])^2" office:value-type="float" office:value="131.629729">
            <text:p>131.629729</text:p>
          </table:table-cell>
          <table:table-cell table:formula="of:=([.B22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230]-[.F$2])^2" office:value-type="float" office:value="20.493729">
            <text:p>20.493729</text:p>
          </table:table-cell>
          <table:table-cell table:formula="of:=([.B23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formula="of:=([.A231]-[.F$2])^2" office:value-type="float" office:value="271.359729">
            <text:p>271.359729</text:p>
          </table:table-cell>
          <table:table-cell table:formula="of:=([.B231]-[.G$2])^2" office:value-type="float" office:value="120.187369">
            <text:p>120.187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([.A232]-[.F$2])^2" office:value-type="float" office:value="2.169729">
            <text:p>2.169729</text:p>
          </table:table-cell>
          <table:table-cell table:formula="of:=([.B232]-[.G$2])^2" office:value-type="float" office:value="168.039369">
            <text:p>168.03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233]-[.F$2])^2" office:value-type="float" office:value="0.223728999999999">
            <text:p>0.223729</text:p>
          </table:table-cell>
          <table:table-cell table:formula="of:=([.B23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234]-[.F$2])^2" office:value-type="float" office:value="30.547729">
            <text:p>30.547729</text:p>
          </table:table-cell>
          <table:table-cell table:formula="of:=([.B23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formula="of:=([.A235]-[.F$2])^2" office:value-type="float" office:value="155.575729">
            <text:p>155.575729</text:p>
          </table:table-cell>
          <table:table-cell table:formula="of:=([.B235]-[.G$2])^2" office:value-type="float" office:value="99.261369">
            <text:p>99.26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36]-[.F$2])^2" office:value-type="float" office:value="20.493729">
            <text:p>20.493729</text:p>
          </table:table-cell>
          <table:table-cell table:formula="of:=([.B23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237]-[.F$2])^2" office:value-type="float" office:value="0.277729000000001">
            <text:p>0.277729</text:p>
          </table:table-cell>
          <table:table-cell table:formula="of:=([.B237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238]-[.F$2])^2" office:value-type="float" office:value="0.277729000000001">
            <text:p>0.277729</text:p>
          </table:table-cell>
          <table:table-cell table:formula="of:=([.B238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239]-[.F$2])^2" office:value-type="float" office:value="12.439729">
            <text:p>12.439729</text:p>
          </table:table-cell>
          <table:table-cell table:formula="of:=([.B23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([.A240]-[.F$2])^2" office:value-type="float" office:value="209.467729">
            <text:p>209.467729</text:p>
          </table:table-cell>
          <table:table-cell table:formula="of:=([.B24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241]-[.F$2])^2" office:value-type="float" office:value="0.277729000000001">
            <text:p>0.277729</text:p>
          </table:table-cell>
          <table:table-cell table:formula="of:=([.B241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242]-[.F$2])^2" office:value-type="float" office:value="0.223728999999999">
            <text:p>0.223729</text:p>
          </table:table-cell>
          <table:table-cell table:formula="of:=([.B24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43]-[.F$2])^2" office:value-type="float" office:value="30.547729">
            <text:p>30.547729</text:p>
          </table:table-cell>
          <table:table-cell table:formula="of:=([.B24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formula="of:=([.A244]-[.F$2])^2" office:value-type="float" office:value="71.791729">
            <text:p>71.791729</text:p>
          </table:table-cell>
          <table:table-cell table:formula="of:=([.B244]-[.G$2])^2" office:value-type="float" office:value="99.261369">
            <text:p>99.26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245]-[.F$2])^2" office:value-type="float" office:value="0.223728999999999">
            <text:p>0.223729</text:p>
          </table:table-cell>
          <table:table-cell table:formula="of:=([.B24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([.A246]-[.F$2])^2" office:value-type="float" office:value="55.845729">
            <text:p>55.845729</text:p>
          </table:table-cell>
          <table:table-cell table:formula="of:=([.B246]-[.G$2])^2" office:value-type="float" office:value="287.743369">
            <text:p>287.74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247]-[.F$2])^2" office:value-type="float" office:value="12.439729">
            <text:p>12.439729</text:p>
          </table:table-cell>
          <table:table-cell table:formula="of:=([.B247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248]-[.F$2])^2" office:value-type="float" office:value="6.38572900000001">
            <text:p>6.385729</text:p>
          </table:table-cell>
          <table:table-cell table:formula="of:=([.B24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249]-[.F$2])^2" office:value-type="float" office:value="30.547729">
            <text:p>30.547729</text:p>
          </table:table-cell>
          <table:table-cell table:formula="of:=([.B24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250]-[.F$2])^2" office:value-type="float" office:value="6.38572900000001">
            <text:p>6.385729</text:p>
          </table:table-cell>
          <table:table-cell table:formula="of:=([.B25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51]-[.F$2])^2" office:value-type="float" office:value="20.493729">
            <text:p>20.493729</text:p>
          </table:table-cell>
          <table:table-cell table:formula="of:=([.B25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252]-[.F$2])^2" office:value-type="float" office:value="2.331729">
            <text:p>2.331729</text:p>
          </table:table-cell>
          <table:table-cell table:formula="of:=([.B25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253]-[.F$2])^2" office:value-type="float" office:value="20.493729">
            <text:p>20.493729</text:p>
          </table:table-cell>
          <table:table-cell table:formula="of:=([.B25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254]-[.F$2])^2" office:value-type="float" office:value="12.439729">
            <text:p>12.439729</text:p>
          </table:table-cell>
          <table:table-cell table:formula="of:=([.B25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255]-[.F$2])^2" office:value-type="float" office:value="41.899729">
            <text:p>41.899729</text:p>
          </table:table-cell>
          <table:table-cell table:formula="of:=([.B25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256]-[.F$2])^2" office:value-type="float" office:value="0.277729000000001">
            <text:p>0.277729</text:p>
          </table:table-cell>
          <table:table-cell table:formula="of:=([.B256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formula="of:=([.A257]-[.F$2])^2" office:value-type="float" office:value="29.953729">
            <text:p>29.953729</text:p>
          </table:table-cell>
          <table:table-cell table:formula="of:=([.B257]-[.G$2])^2" office:value-type="float" office:value="439.447369">
            <text:p>439.44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258]-[.F$2])^2" office:value-type="float" office:value="0.277729000000001">
            <text:p>0.277729</text:p>
          </table:table-cell>
          <table:table-cell table:formula="of:=([.B25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259]-[.F$2])^2" office:value-type="float" office:value="12.439729">
            <text:p>12.439729</text:p>
          </table:table-cell>
          <table:table-cell table:formula="of:=([.B25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([.A260]-[.F$2])^2" office:value-type="float" office:value="55.845729">
            <text:p>55.845729</text:p>
          </table:table-cell>
          <table:table-cell table:formula="of:=([.B260]-[.G$2])^2" office:value-type="float" office:value="8.77936900000001">
            <text:p>8.77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261]-[.F$2])^2" office:value-type="float" office:value="0.277729000000001">
            <text:p>0.277729</text:p>
          </table:table-cell>
          <table:table-cell table:formula="of:=([.B261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262]-[.F$2])^2" office:value-type="float" office:value="12.439729">
            <text:p>12.439729</text:p>
          </table:table-cell>
          <table:table-cell table:formula="of:=([.B26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formula="of:=([.A263]-[.F$2])^2" office:value-type="float" office:value="700.819729">
            <text:p>700.819729</text:p>
          </table:table-cell>
          <table:table-cell table:formula="of:=([.B26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264]-[.F$2])^2" office:value-type="float" office:value="12.061729">
            <text:p>12.061729</text:p>
          </table:table-cell>
          <table:table-cell table:formula="of:=([.B26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265]-[.F$2])^2" office:value-type="float" office:value="0.223728999999999">
            <text:p>0.223729</text:p>
          </table:table-cell>
          <table:table-cell table:formula="of:=([.B26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266]-[.F$2])^2" office:value-type="float" office:value="0.277729000000001">
            <text:p>0.277729</text:p>
          </table:table-cell>
          <table:table-cell table:formula="of:=([.B266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([.A267]-[.F$2])^2" office:value-type="float" office:value="181.521729">
            <text:p>181.521729</text:p>
          </table:table-cell>
          <table:table-cell table:formula="of:=([.B267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68]-[.F$2])^2" office:value-type="float" office:value="30.547729">
            <text:p>30.547729</text:p>
          </table:table-cell>
          <table:table-cell table:formula="of:=([.B26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269]-[.F$2])^2" office:value-type="float" office:value="12.439729">
            <text:p>12.439729</text:p>
          </table:table-cell>
          <table:table-cell table:formula="of:=([.B26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270]-[.F$2])^2" office:value-type="float" office:value="2.331729">
            <text:p>2.331729</text:p>
          </table:table-cell>
          <table:table-cell table:formula="of:=([.B270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271]-[.F$2])^2" office:value-type="float" office:value="0.277729000000001">
            <text:p>0.277729</text:p>
          </table:table-cell>
          <table:table-cell table:formula="of:=([.B271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272]-[.F$2])^2" office:value-type="float" office:value="0.277729000000001">
            <text:p>0.277729</text:p>
          </table:table-cell>
          <table:table-cell table:formula="of:=([.B27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273]-[.F$2])^2" office:value-type="float" office:value="0.277729000000001">
            <text:p>0.277729</text:p>
          </table:table-cell>
          <table:table-cell table:formula="of:=([.B273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74]-[.F$2])^2" office:value-type="float" office:value="20.493729">
            <text:p>20.493729</text:p>
          </table:table-cell>
          <table:table-cell table:formula="of:=([.B27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275]-[.F$2])^2" office:value-type="float" office:value="20.493729">
            <text:p>20.493729</text:p>
          </table:table-cell>
          <table:table-cell table:formula="of:=([.B27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276]-[.F$2])^2" office:value-type="float" office:value="2.331729">
            <text:p>2.331729</text:p>
          </table:table-cell>
          <table:table-cell table:formula="of:=([.B27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77]-[.F$2])^2" office:value-type="float" office:value="2.331729">
            <text:p>2.331729</text:p>
          </table:table-cell>
          <table:table-cell table:formula="of:=([.B277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278]-[.F$2])^2" office:value-type="float" office:value="20.493729">
            <text:p>20.493729</text:p>
          </table:table-cell>
          <table:table-cell table:formula="of:=([.B27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279]-[.F$2])^2" office:value-type="float" office:value="6.38572900000001">
            <text:p>6.385729</text:p>
          </table:table-cell>
          <table:table-cell table:formula="of:=([.B27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280]-[.F$2])^2" office:value-type="float" office:value="0.223728999999999">
            <text:p>0.223729</text:p>
          </table:table-cell>
          <table:table-cell table:formula="of:=([.B28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81]-[.F$2])^2" office:value-type="float" office:value="20.493729">
            <text:p>20.493729</text:p>
          </table:table-cell>
          <table:table-cell table:formula="of:=([.B28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282]-[.F$2])^2" office:value-type="float" office:value="6.38572900000001">
            <text:p>6.385729</text:p>
          </table:table-cell>
          <table:table-cell table:formula="of:=([.B28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83]-[.F$2])^2" office:value-type="float" office:value="6.38572900000001">
            <text:p>6.385729</text:p>
          </table:table-cell>
          <table:table-cell table:formula="of:=([.B283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([.A284]-[.F$2])^2" office:value-type="float" office:value="55.845729">
            <text:p>55.845729</text:p>
          </table:table-cell>
          <table:table-cell table:formula="of:=([.B284]-[.G$2])^2" office:value-type="float" office:value="143.113369">
            <text:p>143.11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([.A285]-[.F$2])^2" office:value-type="float" office:value="0.277729000000001">
            <text:p>0.277729</text:p>
          </table:table-cell>
          <table:table-cell table:formula="of:=([.B285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286]-[.F$2])^2" office:value-type="float" office:value="0.277729000000001">
            <text:p>0.277729</text:p>
          </table:table-cell>
          <table:table-cell table:formula="of:=([.B28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287]-[.F$2])^2" office:value-type="float" office:value="0.223728999999999">
            <text:p>0.223729</text:p>
          </table:table-cell>
          <table:table-cell table:formula="of:=([.B287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288]-[.F$2])^2" office:value-type="float" office:value="6.38572900000001">
            <text:p>6.385729</text:p>
          </table:table-cell>
          <table:table-cell table:formula="of:=([.B28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289]-[.F$2])^2" office:value-type="float" office:value="30.547729">
            <text:p>30.547729</text:p>
          </table:table-cell>
          <table:table-cell table:formula="of:=([.B28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formula="of:=([.A290]-[.F$2])^2" office:value-type="float" office:value="29.953729">
            <text:p>29.953729</text:p>
          </table:table-cell>
          <table:table-cell table:formula="of:=([.B290]-[.G$2])^2" office:value-type="float" office:value="439.447369">
            <text:p>439.447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291]-[.F$2])^2" office:value-type="float" office:value="42.601729">
            <text:p>42.601729</text:p>
          </table:table-cell>
          <table:table-cell table:formula="of:=([.B29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292]-[.F$2])^2" office:value-type="float" office:value="2.331729">
            <text:p>2.331729</text:p>
          </table:table-cell>
          <table:table-cell table:formula="of:=([.B29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293]-[.F$2])^2" office:value-type="float" office:value="2.331729">
            <text:p>2.331729</text:p>
          </table:table-cell>
          <table:table-cell table:formula="of:=([.B29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294]-[.F$2])^2" office:value-type="float" office:value="6.38572900000001">
            <text:p>6.385729</text:p>
          </table:table-cell>
          <table:table-cell table:formula="of:=([.B29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295]-[.F$2])^2" office:value-type="float" office:value="6.38572900000001">
            <text:p>6.385729</text:p>
          </table:table-cell>
          <table:table-cell table:formula="of:=([.B295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296]-[.F$2])^2" office:value-type="float" office:value="0.277729000000001">
            <text:p>0.277729</text:p>
          </table:table-cell>
          <table:table-cell table:formula="of:=([.B29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formula="of:=([.A297]-[.F$2])^2" office:value-type="float" office:value="379.197729">
            <text:p>379.197729</text:p>
          </table:table-cell>
          <table:table-cell table:formula="of:=([.B29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298]-[.F$2])^2" office:value-type="float" office:value="6.38572900000001">
            <text:p>6.385729</text:p>
          </table:table-cell>
          <table:table-cell table:formula="of:=([.B29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299]-[.F$2])^2" office:value-type="float" office:value="6.38572900000001">
            <text:p>6.385729</text:p>
          </table:table-cell>
          <table:table-cell table:formula="of:=([.B29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300]-[.F$2])^2" office:value-type="float" office:value="12.439729">
            <text:p>12.439729</text:p>
          </table:table-cell>
          <table:table-cell table:formula="of:=([.B30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301]-[.F$2])^2" office:value-type="float" office:value="20.007729">
            <text:p>20.007729</text:p>
          </table:table-cell>
          <table:table-cell table:formula="of:=([.B301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02]-[.F$2])^2" office:value-type="float" office:value="0.277729000000001">
            <text:p>0.277729</text:p>
          </table:table-cell>
          <table:table-cell table:formula="of:=([.B30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303]-[.F$2])^2" office:value-type="float" office:value="30.547729">
            <text:p>30.547729</text:p>
          </table:table-cell>
          <table:table-cell table:formula="of:=([.B30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304]-[.F$2])^2" office:value-type="float" office:value="30.547729">
            <text:p>30.547729</text:p>
          </table:table-cell>
          <table:table-cell table:formula="of:=([.B30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formula="of:=([.A305]-[.F$2])^2" office:value-type="float" office:value="2.169729">
            <text:p>2.169729</text:p>
          </table:table-cell>
          <table:table-cell table:formula="of:=([.B305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306]-[.F$2])^2" office:value-type="float" office:value="0.277729000000001">
            <text:p>0.277729</text:p>
          </table:table-cell>
          <table:table-cell table:formula="of:=([.B30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table:formula="of:=([.A307]-[.F$2])^2" office:value-type="float" office:value="928.603729">
            <text:p>928.603729</text:p>
          </table:table-cell>
          <table:table-cell table:formula="of:=([.B307]-[.G$2])^2" office:value-type="float" office:value="1366.263369">
            <text:p>1366.26336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([.A308]-[.F$2])^2" office:value-type="float" office:value="341.251729">
            <text:p>341.251729</text:p>
          </table:table-cell>
          <table:table-cell table:formula="of:=([.B30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formula="of:=([.A309]-[.F$2])^2" office:value-type="float" office:value="131.629729">
            <text:p>131.629729</text:p>
          </table:table-cell>
          <table:table-cell table:formula="of:=([.B309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310]-[.F$2])^2" office:value-type="float" office:value="0.223728999999999">
            <text:p>0.223729</text:p>
          </table:table-cell>
          <table:table-cell table:formula="of:=([.B31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311]-[.F$2])^2" office:value-type="float" office:value="12.439729">
            <text:p>12.439729</text:p>
          </table:table-cell>
          <table:table-cell table:formula="of:=([.B31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312]-[.F$2])^2" office:value-type="float" office:value="131.629729">
            <text:p>131.629729</text:p>
          </table:table-cell>
          <table:table-cell table:formula="of:=([.B31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313]-[.F$2])^2" office:value-type="float" office:value="0.277729000000001">
            <text:p>0.277729</text:p>
          </table:table-cell>
          <table:table-cell table:formula="of:=([.B31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314]-[.F$2])^2" office:value-type="float" office:value="2.331729">
            <text:p>2.331729</text:p>
          </table:table-cell>
          <table:table-cell table:formula="of:=([.B31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315]-[.F$2])^2" office:value-type="float" office:value="131.629729">
            <text:p>131.629729</text:p>
          </table:table-cell>
          <table:table-cell table:formula="of:=([.B31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316]-[.F$2])^2" office:value-type="float" office:value="2.331729">
            <text:p>2.331729</text:p>
          </table:table-cell>
          <table:table-cell table:formula="of:=([.B316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317]-[.F$2])^2" office:value-type="float" office:value="20.493729">
            <text:p>20.493729</text:p>
          </table:table-cell>
          <table:table-cell table:formula="of:=([.B31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318]-[.F$2])^2" office:value-type="float" office:value="6.38572900000001">
            <text:p>6.385729</text:p>
          </table:table-cell>
          <table:table-cell table:formula="of:=([.B31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319]-[.F$2])^2" office:value-type="float" office:value="0.277729000000001">
            <text:p>0.277729</text:p>
          </table:table-cell>
          <table:table-cell table:formula="of:=([.B31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320]-[.F$2])^2" office:value-type="float" office:value="12.439729">
            <text:p>12.439729</text:p>
          </table:table-cell>
          <table:table-cell table:formula="of:=([.B32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321]-[.F$2])^2" office:value-type="float" office:value="2.331729">
            <text:p>2.331729</text:p>
          </table:table-cell>
          <table:table-cell table:formula="of:=([.B321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322]-[.F$2])^2" office:value-type="float" office:value="29.953729">
            <text:p>29.953729</text:p>
          </table:table-cell>
          <table:table-cell table:formula="of:=([.B32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23]-[.F$2])^2" office:value-type="float" office:value="0.277729000000001">
            <text:p>0.277729</text:p>
          </table:table-cell>
          <table:table-cell table:formula="of:=([.B32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324]-[.F$2])^2" office:value-type="float" office:value="12.439729">
            <text:p>12.439729</text:p>
          </table:table-cell>
          <table:table-cell table:formula="of:=([.B32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A325]-[.F$2])^2" office:value-type="float" office:value="155.575729">
            <text:p>155.575729</text:p>
          </table:table-cell>
          <table:table-cell table:formula="of:=([.B32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326]-[.F$2])^2" office:value-type="float" office:value="42.601729">
            <text:p>42.601729</text:p>
          </table:table-cell>
          <table:table-cell table:formula="of:=([.B326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327]-[.F$2])^2" office:value-type="float" office:value="20.493729">
            <text:p>20.493729</text:p>
          </table:table-cell>
          <table:table-cell table:formula="of:=([.B32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328]-[.F$2])^2" office:value-type="float" office:value="30.547729">
            <text:p>30.547729</text:p>
          </table:table-cell>
          <table:table-cell table:formula="of:=([.B328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329]-[.F$2])^2" office:value-type="float" office:value="42.601729">
            <text:p>42.601729</text:p>
          </table:table-cell>
          <table:table-cell table:formula="of:=([.B32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30]-[.F$2])^2" office:value-type="float" office:value="0.277729000000001">
            <text:p>0.277729</text:p>
          </table:table-cell>
          <table:table-cell table:formula="of:=([.B33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331]-[.F$2])^2" office:value-type="float" office:value="2.331729">
            <text:p>2.331729</text:p>
          </table:table-cell>
          <table:table-cell table:formula="of:=([.B33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332]-[.F$2])^2" office:value-type="float" office:value="12.061729">
            <text:p>12.061729</text:p>
          </table:table-cell>
          <table:table-cell table:formula="of:=([.B33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333]-[.F$2])^2" office:value-type="float" office:value="0.223728999999999">
            <text:p>0.223729</text:p>
          </table:table-cell>
          <table:table-cell table:formula="of:=([.B33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formula="of:=([.A334]-[.F$2])^2" office:value-type="float" office:value="41.899729">
            <text:p>41.899729</text:p>
          </table:table-cell>
          <table:table-cell table:formula="of:=([.B334]-[.G$2])^2" office:value-type="float" office:value="527.299369">
            <text:p>527.299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formula="of:=([.A335]-[.F$2])^2" office:value-type="float" office:value="41.899729">
            <text:p>41.899729</text:p>
          </table:table-cell>
          <table:table-cell table:formula="of:=([.B335]-[.G$2])^2" office:value-type="float" office:value="223.891369">
            <text:p>223.89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336]-[.F$2])^2" office:value-type="float" office:value="30.547729">
            <text:p>30.547729</text:p>
          </table:table-cell>
          <table:table-cell table:formula="of:=([.B33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337]-[.F$2])^2" office:value-type="float" office:value="0.277729000000001">
            <text:p>0.277729</text:p>
          </table:table-cell>
          <table:table-cell table:formula="of:=([.B337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formula="of:=([.A338]-[.F$2])^2" office:value-type="float" office:value="155.575729">
            <text:p>155.575729</text:p>
          </table:table-cell>
          <table:table-cell table:formula="of:=([.B338]-[.G$2])^2" office:value-type="float" office:value="80.335369">
            <text:p>80.33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339]-[.F$2])^2" office:value-type="float" office:value="6.38572900000001">
            <text:p>6.385729</text:p>
          </table:table-cell>
          <table:table-cell table:formula="of:=([.B33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340]-[.F$2])^2" office:value-type="float" office:value="20.493729">
            <text:p>20.493729</text:p>
          </table:table-cell>
          <table:table-cell table:formula="of:=([.B34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([.A341]-[.F$2])^2" office:value-type="float" office:value="29.953729">
            <text:p>29.953729</text:p>
          </table:table-cell>
          <table:table-cell table:formula="of:=([.B34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342]-[.F$2])^2" office:value-type="float" office:value="6.11572899999999">
            <text:p>6.115729</text:p>
          </table:table-cell>
          <table:table-cell table:formula="of:=([.B34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343]-[.F$2])^2" office:value-type="float" office:value="0.277729000000001">
            <text:p>0.277729</text:p>
          </table:table-cell>
          <table:table-cell table:formula="of:=([.B34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344]-[.F$2])^2" office:value-type="float" office:value="29.953729">
            <text:p>29.953729</text:p>
          </table:table-cell>
          <table:table-cell table:formula="of:=([.B34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345]-[.F$2])^2" office:value-type="float" office:value="0.277729000000001">
            <text:p>0.277729</text:p>
          </table:table-cell>
          <table:table-cell table:formula="of:=([.B34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346]-[.F$2])^2" office:value-type="float" office:value="0.277729000000001">
            <text:p>0.277729</text:p>
          </table:table-cell>
          <table:table-cell table:formula="of:=([.B34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347]-[.F$2])^2" office:value-type="float" office:value="12.439729">
            <text:p>12.439729</text:p>
          </table:table-cell>
          <table:table-cell table:formula="of:=([.B347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table:formula="of:=([.A348]-[.F$2])^2" office:value-type="float" office:value="1054.495729">
            <text:p>1054.495729</text:p>
          </table:table-cell>
          <table:table-cell table:formula="of:=([.B348]-[.G$2])^2" office:value-type="float" office:value="194.965369">
            <text:p>194.965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349]-[.F$2])^2" office:value-type="float" office:value="12.061729">
            <text:p>12.061729</text:p>
          </table:table-cell>
          <table:table-cell table:formula="of:=([.B34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formula="of:=([.A350]-[.F$2])^2" office:value-type="float" office:value="341.251729">
            <text:p>341.251729</text:p>
          </table:table-cell>
          <table:table-cell table:formula="of:=([.B35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351]-[.F$2])^2" office:value-type="float" office:value="30.547729">
            <text:p>30.547729</text:p>
          </table:table-cell>
          <table:table-cell table:formula="of:=([.B35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352]-[.F$2])^2" office:value-type="float" office:value="6.38572900000001">
            <text:p>6.385729</text:p>
          </table:table-cell>
          <table:table-cell table:formula="of:=([.B35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formula="of:=([.A353]-[.F$2])^2" office:value-type="float" office:value="419.143729">
            <text:p>419.143729</text:p>
          </table:table-cell>
          <table:table-cell table:formula="of:=([.B35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formula="of:=([.A354]-[.F$2])^2" office:value-type="float" office:value="155.575729">
            <text:p>155.575729</text:p>
          </table:table-cell>
          <table:table-cell table:formula="of:=([.B35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355]-[.F$2])^2" office:value-type="float" office:value="41.899729">
            <text:p>41.899729</text:p>
          </table:table-cell>
          <table:table-cell table:formula="of:=([.B355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356]-[.F$2])^2" office:value-type="float" office:value="42.601729">
            <text:p>42.601729</text:p>
          </table:table-cell>
          <table:table-cell table:formula="of:=([.B356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formula="of:=([.A357]-[.F$2])^2" office:value-type="float" office:value="55.845729">
            <text:p>55.845729</text:p>
          </table:table-cell>
          <table:table-cell table:formula="of:=([.B357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358]-[.F$2])^2" office:value-type="float" office:value="0.277729000000001">
            <text:p>0.277729</text:p>
          </table:table-cell>
          <table:table-cell table:formula="of:=([.B35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359]-[.F$2])^2" office:value-type="float" office:value="20.493729">
            <text:p>20.493729</text:p>
          </table:table-cell>
          <table:table-cell table:formula="of:=([.B359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table:formula="of:=([.A360]-[.F$2])^2" office:value-type="float" office:value="1258.333729">
            <text:p>1258.333729</text:p>
          </table:table-cell>
          <table:table-cell table:formula="of:=([.B360]-[.G$2])^2" office:value-type="float" office:value="143.113369">
            <text:p>143.11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361]-[.F$2])^2" office:value-type="float" office:value="0.277729000000001">
            <text:p>0.277729</text:p>
          </table:table-cell>
          <table:table-cell table:formula="of:=([.B36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formula="of:=([.A362]-[.F$2])^2" office:value-type="float" office:value="109.683729">
            <text:p>109.683729</text:p>
          </table:table-cell>
          <table:table-cell table:formula="of:=([.B362]-[.G$2])^2" office:value-type="float" office:value="99.261369">
            <text:p>99.26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63]-[.F$2])^2" office:value-type="float" office:value="6.38572900000001">
            <text:p>6.385729</text:p>
          </table:table-cell>
          <table:table-cell table:formula="of:=([.B36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64]-[.F$2])^2" office:value-type="float" office:value="30.547729">
            <text:p>30.547729</text:p>
          </table:table-cell>
          <table:table-cell table:formula="of:=([.B364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365]-[.F$2])^2" office:value-type="float" office:value="2.331729">
            <text:p>2.331729</text:p>
          </table:table-cell>
          <table:table-cell table:formula="of:=([.B365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366]-[.F$2])^2" office:value-type="float" office:value="20.493729">
            <text:p>20.493729</text:p>
          </table:table-cell>
          <table:table-cell table:formula="of:=([.B36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367]-[.F$2])^2" office:value-type="float" office:value="20.493729">
            <text:p>20.493729</text:p>
          </table:table-cell>
          <table:table-cell table:formula="of:=([.B36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368]-[.F$2])^2" office:value-type="float" office:value="2.331729">
            <text:p>2.331729</text:p>
          </table:table-cell>
          <table:table-cell table:formula="of:=([.B368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69]-[.F$2])^2" office:value-type="float" office:value="2.169729">
            <text:p>2.169729</text:p>
          </table:table-cell>
          <table:table-cell table:formula="of:=([.B36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370]-[.F$2])^2" office:value-type="float" office:value="2.331729">
            <text:p>2.331729</text:p>
          </table:table-cell>
          <table:table-cell table:formula="of:=([.B370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371]-[.F$2])^2" office:value-type="float" office:value="30.547729">
            <text:p>30.547729</text:p>
          </table:table-cell>
          <table:table-cell table:formula="of:=([.B37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372]-[.F$2])^2" office:value-type="float" office:value="30.547729">
            <text:p>30.547729</text:p>
          </table:table-cell>
          <table:table-cell table:formula="of:=([.B372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373]-[.F$2])^2" office:value-type="float" office:value="0.223728999999999">
            <text:p>0.223729</text:p>
          </table:table-cell>
          <table:table-cell table:formula="of:=([.B37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374]-[.F$2])^2" office:value-type="float" office:value="20.493729">
            <text:p>20.493729</text:p>
          </table:table-cell>
          <table:table-cell table:formula="of:=([.B37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375]-[.F$2])^2" office:value-type="float" office:value="2.331729">
            <text:p>2.331729</text:p>
          </table:table-cell>
          <table:table-cell table:formula="of:=([.B375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376]-[.F$2])^2" office:value-type="float" office:value="30.547729">
            <text:p>30.547729</text:p>
          </table:table-cell>
          <table:table-cell table:formula="of:=([.B37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377]-[.F$2])^2" office:value-type="float" office:value="30.547729">
            <text:p>30.547729</text:p>
          </table:table-cell>
          <table:table-cell table:formula="of:=([.B37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378]-[.F$2])^2" office:value-type="float" office:value="20.493729">
            <text:p>20.493729</text:p>
          </table:table-cell>
          <table:table-cell table:formula="of:=([.B378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([.A379]-[.F$2])^2" office:value-type="float" office:value="181.521729">
            <text:p>181.521729</text:p>
          </table:table-cell>
          <table:table-cell table:formula="of:=([.B37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80]-[.F$2])^2" office:value-type="float" office:value="6.38572900000001">
            <text:p>6.385729</text:p>
          </table:table-cell>
          <table:table-cell table:formula="of:=([.B380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81]-[.F$2])^2" office:value-type="float" office:value="0.277729000000001">
            <text:p>0.277729</text:p>
          </table:table-cell>
          <table:table-cell table:formula="of:=([.B38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382]-[.F$2])^2" office:value-type="float" office:value="41.899729">
            <text:p>41.899729</text:p>
          </table:table-cell>
          <table:table-cell table:formula="of:=([.B38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383]-[.F$2])^2" office:value-type="float" office:value="20.493729">
            <text:p>20.493729</text:p>
          </table:table-cell>
          <table:table-cell table:formula="of:=([.B38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([.A384]-[.F$2])^2" office:value-type="float" office:value="109.683729">
            <text:p>109.683729</text:p>
          </table:table-cell>
          <table:table-cell table:formula="of:=([.B38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385]-[.F$2])^2" office:value-type="float" office:value="12.061729">
            <text:p>12.061729</text:p>
          </table:table-cell>
          <table:table-cell table:formula="of:=([.B38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386]-[.F$2])^2" office:value-type="float" office:value="12.439729">
            <text:p>12.439729</text:p>
          </table:table-cell>
          <table:table-cell table:formula="of:=([.B38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387]-[.F$2])^2" office:value-type="float" office:value="20.007729">
            <text:p>20.007729</text:p>
          </table:table-cell>
          <table:table-cell table:formula="of:=([.B38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8]-[.F$2])^2" office:value-type="float" office:value="20.493729">
            <text:p>20.493729</text:p>
          </table:table-cell>
          <table:table-cell table:formula="of:=([.B388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389]-[.F$2])^2" office:value-type="float" office:value="0.277729000000001">
            <text:p>0.277729</text:p>
          </table:table-cell>
          <table:table-cell table:formula="of:=([.B38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90]-[.F$2])^2" office:value-type="float" office:value="30.547729">
            <text:p>30.547729</text:p>
          </table:table-cell>
          <table:table-cell table:formula="of:=([.B390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391]-[.F$2])^2" office:value-type="float" office:value="12.439729">
            <text:p>12.439729</text:p>
          </table:table-cell>
          <table:table-cell table:formula="of:=([.B39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392]-[.F$2])^2" office:value-type="float" office:value="20.493729">
            <text:p>20.493729</text:p>
          </table:table-cell>
          <table:table-cell table:formula="of:=([.B39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393]-[.F$2])^2" office:value-type="float" office:value="20.493729">
            <text:p>20.493729</text:p>
          </table:table-cell>
          <table:table-cell table:formula="of:=([.B39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394]-[.F$2])^2" office:value-type="float" office:value="2.169729">
            <text:p>2.169729</text:p>
          </table:table-cell>
          <table:table-cell table:formula="of:=([.B39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395]-[.F$2])^2" office:value-type="float" office:value="12.439729">
            <text:p>12.439729</text:p>
          </table:table-cell>
          <table:table-cell table:formula="of:=([.B39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396]-[.F$2])^2" office:value-type="float" office:value="2.331729">
            <text:p>2.331729</text:p>
          </table:table-cell>
          <table:table-cell table:formula="of:=([.B39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397]-[.F$2])^2" office:value-type="float" office:value="30.547729">
            <text:p>30.547729</text:p>
          </table:table-cell>
          <table:table-cell table:formula="of:=([.B397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98]-[.F$2])^2" office:value-type="float" office:value="0.277729000000001">
            <text:p>0.277729</text:p>
          </table:table-cell>
          <table:table-cell table:formula="of:=([.B398]-[.G$2])^2" office:value-type="float" office:value="49.519369">
            <text:p>49.51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399]-[.F$2])^2" office:value-type="float" office:value="0.277729000000001">
            <text:p>0.277729</text:p>
          </table:table-cell>
          <table:table-cell table:formula="of:=([.B39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formula="of:=([.A400]-[.F$2])^2" office:value-type="float" office:value="109.683729">
            <text:p>109.683729</text:p>
          </table:table-cell>
          <table:table-cell table:formula="of:=([.B400]-[.G$2])^2" office:value-type="float" office:value="99.261369">
            <text:p>99.26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401]-[.F$2])^2" office:value-type="float" office:value="0.277729000000001">
            <text:p>0.277729</text:p>
          </table:table-cell>
          <table:table-cell table:formula="of:=([.B401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formula="of:=([.A402]-[.F$2])^2" office:value-type="float" office:value="181.521729">
            <text:p>181.521729</text:p>
          </table:table-cell>
          <table:table-cell table:formula="of:=([.B402]-[.G$2])^2" office:value-type="float" office:value="99.261369">
            <text:p>99.26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03]-[.F$2])^2" office:value-type="float" office:value="30.547729">
            <text:p>30.547729</text:p>
          </table:table-cell>
          <table:table-cell table:formula="of:=([.B40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404]-[.F$2])^2" office:value-type="float" office:value="20.493729">
            <text:p>20.493729</text:p>
          </table:table-cell>
          <table:table-cell table:formula="of:=([.B40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([.A405]-[.F$2])^2" office:value-type="float" office:value="20.007729">
            <text:p>20.007729</text:p>
          </table:table-cell>
          <table:table-cell table:formula="of:=([.B40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406]-[.F$2])^2" office:value-type="float" office:value="0.277729000000001">
            <text:p>0.277729</text:p>
          </table:table-cell>
          <table:table-cell table:formula="of:=([.B406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07]-[.F$2])^2" office:value-type="float" office:value="2.169729">
            <text:p>2.169729</text:p>
          </table:table-cell>
          <table:table-cell table:formula="of:=([.B40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408]-[.F$2])^2" office:value-type="float" office:value="12.439729">
            <text:p>12.439729</text:p>
          </table:table-cell>
          <table:table-cell table:formula="of:=([.B40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409]-[.F$2])^2" office:value-type="float" office:value="20.493729">
            <text:p>20.493729</text:p>
          </table:table-cell>
          <table:table-cell table:formula="of:=([.B40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10]-[.F$2])^2" office:value-type="float" office:value="0.277729000000001">
            <text:p>0.277729</text:p>
          </table:table-cell>
          <table:table-cell table:formula="of:=([.B41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1]-[.F$2])^2" office:value-type="float" office:value="20.493729">
            <text:p>20.493729</text:p>
          </table:table-cell>
          <table:table-cell table:formula="of:=([.B411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412]-[.F$2])^2" office:value-type="float" office:value="20.493729">
            <text:p>20.493729</text:p>
          </table:table-cell>
          <table:table-cell table:formula="of:=([.B41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413]-[.F$2])^2" office:value-type="float" office:value="2.331729">
            <text:p>2.331729</text:p>
          </table:table-cell>
          <table:table-cell table:formula="of:=([.B41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414]-[.F$2])^2" office:value-type="float" office:value="2.331729">
            <text:p>2.331729</text:p>
          </table:table-cell>
          <table:table-cell table:formula="of:=([.B41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15]-[.F$2])^2" office:value-type="float" office:value="2.331729">
            <text:p>2.331729</text:p>
          </table:table-cell>
          <table:table-cell table:formula="of:=([.B41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([.A416]-[.F$2])^2" office:value-type="float" office:value="6.38572900000001">
            <text:p>6.385729</text:p>
          </table:table-cell>
          <table:table-cell table:formula="of:=([.B416]-[.G$2])^2" office:value-type="float" office:value="8.77936900000001">
            <text:p>8.77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417]-[.F$2])^2" office:value-type="float" office:value="0.223728999999999">
            <text:p>0.223729</text:p>
          </table:table-cell>
          <table:table-cell table:formula="of:=([.B41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418]-[.F$2])^2" office:value-type="float" office:value="30.547729">
            <text:p>30.547729</text:p>
          </table:table-cell>
          <table:table-cell table:formula="of:=([.B418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419]-[.F$2])^2" office:value-type="float" office:value="30.547729">
            <text:p>30.547729</text:p>
          </table:table-cell>
          <table:table-cell table:formula="of:=([.B41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([.A420]-[.F$2])^2" office:value-type="float" office:value="20.007729">
            <text:p>20.007729</text:p>
          </table:table-cell>
          <table:table-cell table:formula="of:=([.B420]-[.G$2])^2" office:value-type="float" office:value="80.335369">
            <text:p>80.33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421]-[.F$2])^2" office:value-type="float" office:value="0.277729000000001">
            <text:p>0.277729</text:p>
          </table:table-cell>
          <table:table-cell table:formula="of:=([.B42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22]-[.F$2])^2" office:value-type="float" office:value="12.439729">
            <text:p>12.439729</text:p>
          </table:table-cell>
          <table:table-cell table:formula="of:=([.B42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423]-[.F$2])^2" office:value-type="float" office:value="41.899729">
            <text:p>41.899729</text:p>
          </table:table-cell>
          <table:table-cell table:formula="of:=([.B42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table:formula="of:=([.A424]-[.F$2])^2" office:value-type="float" office:value="461.089729">
            <text:p>461.089729</text:p>
          </table:table-cell>
          <table:table-cell table:formula="of:=([.B424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([.A425]-[.F$2])^2" office:value-type="float" office:value="109.683729">
            <text:p>109.683729</text:p>
          </table:table-cell>
          <table:table-cell table:formula="of:=([.B42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426]-[.F$2])^2" office:value-type="float" office:value="2.331729">
            <text:p>2.331729</text:p>
          </table:table-cell>
          <table:table-cell table:formula="of:=([.B42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427]-[.F$2])^2" office:value-type="float" office:value="30.547729">
            <text:p>30.547729</text:p>
          </table:table-cell>
          <table:table-cell table:formula="of:=([.B427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428]-[.F$2])^2" office:value-type="float" office:value="20.007729">
            <text:p>20.007729</text:p>
          </table:table-cell>
          <table:table-cell table:formula="of:=([.B42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429]-[.F$2])^2" office:value-type="float" office:value="0.277729000000001">
            <text:p>0.277729</text:p>
          </table:table-cell>
          <table:table-cell table:formula="of:=([.B42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formula="of:=([.A430]-[.F$2])^2" office:value-type="float" office:value="41.899729">
            <text:p>41.899729</text:p>
          </table:table-cell>
          <table:table-cell table:formula="of:=([.B430]-[.G$2])^2" office:value-type="float" office:value="322.669369">
            <text:p>322.66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431]-[.F$2])^2" office:value-type="float" office:value="0.223728999999999">
            <text:p>0.223729</text:p>
          </table:table-cell>
          <table:table-cell table:formula="of:=([.B43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32]-[.F$2])^2" office:value-type="float" office:value="0.277729000000001">
            <text:p>0.277729</text:p>
          </table:table-cell>
          <table:table-cell table:formula="of:=([.B43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33]-[.F$2])^2" office:value-type="float" office:value="2.331729">
            <text:p>2.331729</text:p>
          </table:table-cell>
          <table:table-cell table:formula="of:=([.B43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434]-[.F$2])^2" office:value-type="float" office:value="6.38572900000001">
            <text:p>6.385729</text:p>
          </table:table-cell>
          <table:table-cell table:formula="of:=([.B43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35]-[.F$2])^2" office:value-type="float" office:value="12.439729">
            <text:p>12.439729</text:p>
          </table:table-cell>
          <table:table-cell table:formula="of:=([.B435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436]-[.F$2])^2" office:value-type="float" office:value="0.223728999999999">
            <text:p>0.223729</text:p>
          </table:table-cell>
          <table:table-cell table:formula="of:=([.B43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([.A437]-[.F$2])^2" office:value-type="float" office:value="239.413729">
            <text:p>239.413729</text:p>
          </table:table-cell>
          <table:table-cell table:formula="of:=([.B437]-[.G$2])^2" office:value-type="float" office:value="143.113369">
            <text:p>143.11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438]-[.F$2])^2" office:value-type="float" office:value="2.331729">
            <text:p>2.331729</text:p>
          </table:table-cell>
          <table:table-cell table:formula="of:=([.B43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439]-[.F$2])^2" office:value-type="float" office:value="12.439729">
            <text:p>12.439729</text:p>
          </table:table-cell>
          <table:table-cell table:formula="of:=([.B43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formula="of:=([.A440]-[.F$2])^2" office:value-type="float" office:value="109.683729">
            <text:p>109.683729</text:p>
          </table:table-cell>
          <table:table-cell table:formula="of:=([.B440]-[.G$2])^2" office:value-type="float" office:value="727.003369">
            <text:p>727.003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441]-[.F$2])^2" office:value-type="float" office:value="42.601729">
            <text:p>42.601729</text:p>
          </table:table-cell>
          <table:table-cell table:formula="of:=([.B44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442]-[.F$2])^2" office:value-type="float" office:value="6.38572900000001">
            <text:p>6.385729</text:p>
          </table:table-cell>
          <table:table-cell table:formula="of:=([.B44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443]-[.F$2])^2" office:value-type="float" office:value="30.547729">
            <text:p>30.547729</text:p>
          </table:table-cell>
          <table:table-cell table:formula="of:=([.B44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444]-[.F$2])^2" office:value-type="float" office:value="12.439729">
            <text:p>12.439729</text:p>
          </table:table-cell>
          <table:table-cell table:formula="of:=([.B444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445]-[.F$2])^2" office:value-type="float" office:value="12.061729">
            <text:p>12.061729</text:p>
          </table:table-cell>
          <table:table-cell table:formula="of:=([.B44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46]-[.F$2])^2" office:value-type="float" office:value="0.277729000000001">
            <text:p>0.277729</text:p>
          </table:table-cell>
          <table:table-cell table:formula="of:=([.B44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47]-[.F$2])^2" office:value-type="float" office:value="2.331729">
            <text:p>2.331729</text:p>
          </table:table-cell>
          <table:table-cell table:formula="of:=([.B44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48]-[.F$2])^2" office:value-type="float" office:value="12.439729">
            <text:p>12.439729</text:p>
          </table:table-cell>
          <table:table-cell table:formula="of:=([.B448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449]-[.F$2])^2" office:value-type="float" office:value="0.277729000000001">
            <text:p>0.277729</text:p>
          </table:table-cell>
          <table:table-cell table:formula="of:=([.B44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450]-[.F$2])^2" office:value-type="float" office:value="20.007729">
            <text:p>20.007729</text:p>
          </table:table-cell>
          <table:table-cell table:formula="of:=([.B45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51]-[.F$2])^2" office:value-type="float" office:value="12.439729">
            <text:p>12.439729</text:p>
          </table:table-cell>
          <table:table-cell table:formula="of:=([.B45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452]-[.F$2])^2" office:value-type="float" office:value="0.277729000000001">
            <text:p>0.277729</text:p>
          </table:table-cell>
          <table:table-cell table:formula="of:=([.B452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53]-[.F$2])^2" office:value-type="float" office:value="12.439729">
            <text:p>12.439729</text:p>
          </table:table-cell>
          <table:table-cell table:formula="of:=([.B45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54]-[.F$2])^2" office:value-type="float" office:value="0.277729000000001">
            <text:p>0.277729</text:p>
          </table:table-cell>
          <table:table-cell table:formula="of:=([.B45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55]-[.F$2])^2" office:value-type="float" office:value="6.38572900000001">
            <text:p>6.385729</text:p>
          </table:table-cell>
          <table:table-cell table:formula="of:=([.B455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456]-[.F$2])^2" office:value-type="float" office:value="30.547729">
            <text:p>30.547729</text:p>
          </table:table-cell>
          <table:table-cell table:formula="of:=([.B45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457]-[.F$2])^2" office:value-type="float" office:value="20.493729">
            <text:p>20.493729</text:p>
          </table:table-cell>
          <table:table-cell table:formula="of:=([.B45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458]-[.F$2])^2" office:value-type="float" office:value="0.223728999999999">
            <text:p>0.223729</text:p>
          </table:table-cell>
          <table:table-cell table:formula="of:=([.B45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459]-[.F$2])^2" office:value-type="float" office:value="20.493729">
            <text:p>20.493729</text:p>
          </table:table-cell>
          <table:table-cell table:formula="of:=([.B45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460]-[.F$2])^2" office:value-type="float" office:value="0.223728999999999">
            <text:p>0.223729</text:p>
          </table:table-cell>
          <table:table-cell table:formula="of:=([.B460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461]-[.F$2])^2" office:value-type="float" office:value="30.547729">
            <text:p>30.547729</text:p>
          </table:table-cell>
          <table:table-cell table:formula="of:=([.B46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462]-[.F$2])^2" office:value-type="float" office:value="12.439729">
            <text:p>12.439729</text:p>
          </table:table-cell>
          <table:table-cell table:formula="of:=([.B46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([.A463]-[.F$2])^2" office:value-type="float" office:value="89.737729">
            <text:p>89.737729</text:p>
          </table:table-cell>
          <table:table-cell table:formula="of:=([.B46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([.A464]-[.F$2])^2" office:value-type="float" office:value="41.899729">
            <text:p>41.899729</text:p>
          </table:table-cell>
          <table:table-cell table:formula="of:=([.B464]-[.G$2])^2" office:value-type="float" office:value="120.187369">
            <text:p>120.18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65]-[.F$2])^2" office:value-type="float" office:value="30.547729">
            <text:p>30.547729</text:p>
          </table:table-cell>
          <table:table-cell table:formula="of:=([.B46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466]-[.F$2])^2" office:value-type="float" office:value="12.439729">
            <text:p>12.439729</text:p>
          </table:table-cell>
          <table:table-cell table:formula="of:=([.B46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67]-[.F$2])^2" office:value-type="float" office:value="0.277729000000001">
            <text:p>0.277729</text:p>
          </table:table-cell>
          <table:table-cell table:formula="of:=([.B46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468]-[.F$2])^2" office:value-type="float" office:value="30.547729">
            <text:p>30.547729</text:p>
          </table:table-cell>
          <table:table-cell table:formula="of:=([.B468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69]-[.F$2])^2" office:value-type="float" office:value="12.439729">
            <text:p>12.439729</text:p>
          </table:table-cell>
          <table:table-cell table:formula="of:=([.B46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470]-[.F$2])^2" office:value-type="float" office:value="6.11572899999999">
            <text:p>6.115729</text:p>
          </table:table-cell>
          <table:table-cell table:formula="of:=([.B470]-[.G$2])^2" office:value-type="float" office:value="15.705369">
            <text:p>15.70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71]-[.F$2])^2" office:value-type="float" office:value="30.547729">
            <text:p>30.547729</text:p>
          </table:table-cell>
          <table:table-cell table:formula="of:=([.B47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472]-[.F$2])^2" office:value-type="float" office:value="0.277729000000001">
            <text:p>0.277729</text:p>
          </table:table-cell>
          <table:table-cell table:formula="of:=([.B47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473]-[.F$2])^2" office:value-type="float" office:value="20.493729">
            <text:p>20.493729</text:p>
          </table:table-cell>
          <table:table-cell table:formula="of:=([.B47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474]-[.F$2])^2" office:value-type="float" office:value="55.845729">
            <text:p>55.845729</text:p>
          </table:table-cell>
          <table:table-cell table:formula="of:=([.B47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475]-[.F$2])^2" office:value-type="float" office:value="89.737729">
            <text:p>89.737729</text:p>
          </table:table-cell>
          <table:table-cell table:formula="of:=([.B475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76]-[.F$2])^2" office:value-type="float" office:value="2.331729">
            <text:p>2.331729</text:p>
          </table:table-cell>
          <table:table-cell table:formula="of:=([.B47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77]-[.F$2])^2" office:value-type="float" office:value="0.277729000000001">
            <text:p>0.277729</text:p>
          </table:table-cell>
          <table:table-cell table:formula="of:=([.B47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A478]-[.F$2])^2" office:value-type="float" office:value="20.007729">
            <text:p>20.007729</text:p>
          </table:table-cell>
          <table:table-cell table:formula="of:=([.B478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479]-[.F$2])^2" office:value-type="float" office:value="20.493729">
            <text:p>20.493729</text:p>
          </table:table-cell>
          <table:table-cell table:formula="of:=([.B47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80]-[.F$2])^2" office:value-type="float" office:value="2.331729">
            <text:p>2.331729</text:p>
          </table:table-cell>
          <table:table-cell table:formula="of:=([.B48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81]-[.F$2])^2" office:value-type="float" office:value="12.439729">
            <text:p>12.439729</text:p>
          </table:table-cell>
          <table:table-cell table:formula="of:=([.B48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482]-[.F$2])^2" office:value-type="float" office:value="12.439729">
            <text:p>12.439729</text:p>
          </table:table-cell>
          <table:table-cell table:formula="of:=([.B48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483]-[.F$2])^2" office:value-type="float" office:value="41.899729">
            <text:p>41.899729</text:p>
          </table:table-cell>
          <table:table-cell table:formula="of:=([.B48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84]-[.F$2])^2" office:value-type="float" office:value="2.331729">
            <text:p>2.331729</text:p>
          </table:table-cell>
          <table:table-cell table:formula="of:=([.B48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85]-[.F$2])^2" office:value-type="float" office:value="30.547729">
            <text:p>30.547729</text:p>
          </table:table-cell>
          <table:table-cell table:formula="of:=([.B48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486]-[.F$2])^2" office:value-type="float" office:value="29.953729">
            <text:p>29.953729</text:p>
          </table:table-cell>
          <table:table-cell table:formula="of:=([.B48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487]-[.F$2])^2" office:value-type="float" office:value="42.601729">
            <text:p>42.601729</text:p>
          </table:table-cell>
          <table:table-cell table:formula="of:=([.B48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488]-[.F$2])^2" office:value-type="float" office:value="30.547729">
            <text:p>30.547729</text:p>
          </table:table-cell>
          <table:table-cell table:formula="of:=([.B48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89]-[.F$2])^2" office:value-type="float" office:value="12.439729">
            <text:p>12.439729</text:p>
          </table:table-cell>
          <table:table-cell table:formula="of:=([.B48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([.A490]-[.F$2])^2" office:value-type="float" office:value="0.223728999999999">
            <text:p>0.223729</text:p>
          </table:table-cell>
          <table:table-cell table:formula="of:=([.B490]-[.G$2])^2" office:value-type="float" office:value="35.557369">
            <text:p>35.55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491]-[.F$2])^2" office:value-type="float" office:value="20.493729">
            <text:p>20.493729</text:p>
          </table:table-cell>
          <table:table-cell table:formula="of:=([.B49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([.A492]-[.F$2])^2" office:value-type="float" office:value="71.791729">
            <text:p>71.791729</text:p>
          </table:table-cell>
          <table:table-cell table:formula="of:=([.B492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93]-[.F$2])^2" office:value-type="float" office:value="20.493729">
            <text:p>20.493729</text:p>
          </table:table-cell>
          <table:table-cell table:formula="of:=([.B49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494]-[.F$2])^2" office:value-type="float" office:value="2.331729">
            <text:p>2.331729</text:p>
          </table:table-cell>
          <table:table-cell table:formula="of:=([.B494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495]-[.F$2])^2" office:value-type="float" office:value="12.439729">
            <text:p>12.439729</text:p>
          </table:table-cell>
          <table:table-cell table:formula="of:=([.B49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96]-[.F$2])^2" office:value-type="float" office:value="30.547729">
            <text:p>30.547729</text:p>
          </table:table-cell>
          <table:table-cell table:formula="of:=([.B49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497]-[.F$2])^2" office:value-type="float" office:value="0.277729000000001">
            <text:p>0.277729</text:p>
          </table:table-cell>
          <table:table-cell table:formula="of:=([.B497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498]-[.F$2])^2" office:value-type="float" office:value="6.38572900000001">
            <text:p>6.385729</text:p>
          </table:table-cell>
          <table:table-cell table:formula="of:=([.B498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formula="of:=([.A499]-[.F$2])^2" office:value-type="float" office:value="55.845729">
            <text:p>55.845729</text:p>
          </table:table-cell>
          <table:table-cell table:formula="of:=([.B499]-[.G$2])^2" office:value-type="float" office:value="398.521369">
            <text:p>398.52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500]-[.F$2])^2" office:value-type="float" office:value="6.38572900000001">
            <text:p>6.385729</text:p>
          </table:table-cell>
          <table:table-cell table:formula="of:=([.B50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01]-[.F$2])^2" office:value-type="float" office:value="2.169729">
            <text:p>2.169729</text:p>
          </table:table-cell>
          <table:table-cell table:formula="of:=([.B501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502]-[.F$2])^2" office:value-type="float" office:value="0.277729000000001">
            <text:p>0.277729</text:p>
          </table:table-cell>
          <table:table-cell table:formula="of:=([.B502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503]-[.F$2])^2" office:value-type="float" office:value="2.331729">
            <text:p>2.331729</text:p>
          </table:table-cell>
          <table:table-cell table:formula="of:=([.B50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504]-[.F$2])^2" office:value-type="float" office:value="41.899729">
            <text:p>41.899729</text:p>
          </table:table-cell>
          <table:table-cell table:formula="of:=([.B504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05]-[.F$2])^2" office:value-type="float" office:value="12.439729">
            <text:p>12.439729</text:p>
          </table:table-cell>
          <table:table-cell table:formula="of:=([.B505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506]-[.F$2])^2" office:value-type="float" office:value="12.439729">
            <text:p>12.439729</text:p>
          </table:table-cell>
          <table:table-cell table:formula="of:=([.B50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507]-[.F$2])^2" office:value-type="float" office:value="20.493729">
            <text:p>20.493729</text:p>
          </table:table-cell>
          <table:table-cell table:formula="of:=([.B507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formula="of:=([.A508]-[.F$2])^2" office:value-type="float" office:value="0.277729000000001">
            <text:p>0.277729</text:p>
          </table:table-cell>
          <table:table-cell table:formula="of:=([.B508]-[.G$2])^2" office:value-type="float" office:value="359.595369">
            <text:p>359.59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509]-[.F$2])^2" office:value-type="float" office:value="6.38572900000001">
            <text:p>6.385729</text:p>
          </table:table-cell>
          <table:table-cell table:formula="of:=([.B50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510]-[.F$2])^2" office:value-type="float" office:value="2.169729">
            <text:p>2.169729</text:p>
          </table:table-cell>
          <table:table-cell table:formula="of:=([.B510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11]-[.F$2])^2" office:value-type="float" office:value="2.331729">
            <text:p>2.331729</text:p>
          </table:table-cell>
          <table:table-cell table:formula="of:=([.B51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512]-[.F$2])^2" office:value-type="float" office:value="6.38572900000001">
            <text:p>6.385729</text:p>
          </table:table-cell>
          <table:table-cell table:formula="of:=([.B51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13]-[.F$2])^2" office:value-type="float" office:value="2.331729">
            <text:p>2.331729</text:p>
          </table:table-cell>
          <table:table-cell table:formula="of:=([.B51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514]-[.F$2])^2" office:value-type="float" office:value="20.493729">
            <text:p>20.493729</text:p>
          </table:table-cell>
          <table:table-cell table:formula="of:=([.B51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15]-[.F$2])^2" office:value-type="float" office:value="2.331729">
            <text:p>2.331729</text:p>
          </table:table-cell>
          <table:table-cell table:formula="of:=([.B515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516]-[.F$2])^2" office:value-type="float" office:value="12.061729">
            <text:p>12.061729</text:p>
          </table:table-cell>
          <table:table-cell table:formula="of:=([.B516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2">
            <text:p>32</text:p>
          </table:table-cell>
          <table:table-cell table:formula="of:=([.A517]-[.F$2])^2" office:value-type="float" office:value="131.629729">
            <text:p>131.629729</text:p>
          </table:table-cell>
          <table:table-cell table:formula="of:=([.B517]-[.G$2])^2" office:value-type="float" office:value="168.039369">
            <text:p>168.03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18]-[.F$2])^2" office:value-type="float" office:value="30.547729">
            <text:p>30.547729</text:p>
          </table:table-cell>
          <table:table-cell table:formula="of:=([.B518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519]-[.F$2])^2" office:value-type="float" office:value="89.737729">
            <text:p>89.737729</text:p>
          </table:table-cell>
          <table:table-cell table:formula="of:=([.B51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([.A520]-[.F$2])^2" office:value-type="float" office:value="89.737729">
            <text:p>89.737729</text:p>
          </table:table-cell>
          <table:table-cell table:formula="of:=([.B520]-[.G$2])^2" office:value-type="float" office:value="168.039369">
            <text:p>168.039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521]-[.F$2])^2" office:value-type="float" office:value="20.007729">
            <text:p>20.007729</text:p>
          </table:table-cell>
          <table:table-cell table:formula="of:=([.B52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522]-[.F$2])^2" office:value-type="float" office:value="42.601729">
            <text:p>42.601729</text:p>
          </table:table-cell>
          <table:table-cell table:formula="of:=([.B52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523]-[.F$2])^2" office:value-type="float" office:value="2.331729">
            <text:p>2.331729</text:p>
          </table:table-cell>
          <table:table-cell table:formula="of:=([.B52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formula="of:=([.A524]-[.F$2])^2" office:value-type="float" office:value="0.277729000000001">
            <text:p>0.277729</text:p>
          </table:table-cell>
          <table:table-cell table:formula="of:=([.B524]-[.G$2])^2" office:value-type="float" office:value="287.743369">
            <text:p>287.74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525]-[.F$2])^2" office:value-type="float" office:value="2.331729">
            <text:p>2.331729</text:p>
          </table:table-cell>
          <table:table-cell table:formula="of:=([.B52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526]-[.F$2])^2" office:value-type="float" office:value="42.601729">
            <text:p>42.601729</text:p>
          </table:table-cell>
          <table:table-cell table:formula="of:=([.B526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527]-[.F$2])^2" office:value-type="float" office:value="12.439729">
            <text:p>12.439729</text:p>
          </table:table-cell>
          <table:table-cell table:formula="of:=([.B52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528]-[.F$2])^2" office:value-type="float" office:value="0.223728999999999">
            <text:p>0.223729</text:p>
          </table:table-cell>
          <table:table-cell table:formula="of:=([.B528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529]-[.F$2])^2" office:value-type="float" office:value="12.061729">
            <text:p>12.061729</text:p>
          </table:table-cell>
          <table:table-cell table:formula="of:=([.B529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30]-[.F$2])^2" office:value-type="float" office:value="12.439729">
            <text:p>12.439729</text:p>
          </table:table-cell>
          <table:table-cell table:formula="of:=([.B53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531]-[.F$2])^2" office:value-type="float" office:value="30.547729">
            <text:p>30.547729</text:p>
          </table:table-cell>
          <table:table-cell table:formula="of:=([.B53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([.A532]-[.F$2])^2" office:value-type="float" office:value="71.791729">
            <text:p>71.791729</text:p>
          </table:table-cell>
          <table:table-cell table:formula="of:=([.B53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533]-[.F$2])^2" office:value-type="float" office:value="20.493729">
            <text:p>20.493729</text:p>
          </table:table-cell>
          <table:table-cell table:formula="of:=([.B53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534]-[.F$2])^2" office:value-type="float" office:value="20.493729">
            <text:p>20.493729</text:p>
          </table:table-cell>
          <table:table-cell table:formula="of:=([.B53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5]-[.F$2])^2" office:value-type="float" office:value="20.493729">
            <text:p>20.493729</text:p>
          </table:table-cell>
          <table:table-cell table:formula="of:=([.B535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A536]-[.F$2])^2" office:value-type="float" office:value="30.547729">
            <text:p>30.547729</text:p>
          </table:table-cell>
          <table:table-cell table:formula="of:=([.B536]-[.G$2])^2" office:value-type="float" office:value="35.557369">
            <text:p>35.55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537]-[.F$2])^2" office:value-type="float" office:value="30.547729">
            <text:p>30.547729</text:p>
          </table:table-cell>
          <table:table-cell table:formula="of:=([.B53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A538]-[.F$2])^2" office:value-type="float" office:value="2.169729">
            <text:p>2.169729</text:p>
          </table:table-cell>
          <table:table-cell table:formula="of:=([.B538]-[.G$2])^2" office:value-type="float" office:value="143.113369">
            <text:p>143.11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539]-[.F$2])^2" office:value-type="float" office:value="20.493729">
            <text:p>20.493729</text:p>
          </table:table-cell>
          <table:table-cell table:formula="of:=([.B53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40]-[.F$2])^2" office:value-type="float" office:value="2.169729">
            <text:p>2.169729</text:p>
          </table:table-cell>
          <table:table-cell table:formula="of:=([.B54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541]-[.F$2])^2" office:value-type="float" office:value="2.331729">
            <text:p>2.331729</text:p>
          </table:table-cell>
          <table:table-cell table:formula="of:=([.B54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542]-[.F$2])^2" office:value-type="float" office:value="20.007729">
            <text:p>20.007729</text:p>
          </table:table-cell>
          <table:table-cell table:formula="of:=([.B54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543]-[.F$2])^2" office:value-type="float" office:value="12.439729">
            <text:p>12.439729</text:p>
          </table:table-cell>
          <table:table-cell table:formula="of:=([.B54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544]-[.F$2])^2" office:value-type="float" office:value="0.223728999999999">
            <text:p>0.223729</text:p>
          </table:table-cell>
          <table:table-cell table:formula="of:=([.B54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545]-[.F$2])^2" office:value-type="float" office:value="20.007729">
            <text:p>20.007729</text:p>
          </table:table-cell>
          <table:table-cell table:formula="of:=([.B54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formula="of:=([.A546]-[.F$2])^2" office:value-type="float" office:value="209.467729">
            <text:p>209.467729</text:p>
          </table:table-cell>
          <table:table-cell table:formula="of:=([.B54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547]-[.F$2])^2" office:value-type="float" office:value="0.223728999999999">
            <text:p>0.223729</text:p>
          </table:table-cell>
          <table:table-cell table:formula="of:=([.B54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548]-[.F$2])^2" office:value-type="float" office:value="12.439729">
            <text:p>12.439729</text:p>
          </table:table-cell>
          <table:table-cell table:formula="of:=([.B54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49]-[.F$2])^2" office:value-type="float" office:value="12.439729">
            <text:p>12.439729</text:p>
          </table:table-cell>
          <table:table-cell table:formula="of:=([.B54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550]-[.F$2])^2" office:value-type="float" office:value="30.547729">
            <text:p>30.547729</text:p>
          </table:table-cell>
          <table:table-cell table:formula="of:=([.B55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551]-[.F$2])^2" office:value-type="float" office:value="2.169729">
            <text:p>2.169729</text:p>
          </table:table-cell>
          <table:table-cell table:formula="of:=([.B55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552]-[.F$2])^2" office:value-type="float" office:value="2.331729">
            <text:p>2.331729</text:p>
          </table:table-cell>
          <table:table-cell table:formula="of:=([.B55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([.A553]-[.F$2])^2" office:value-type="float" office:value="379.197729">
            <text:p>379.197729</text:p>
          </table:table-cell>
          <table:table-cell table:formula="of:=([.B55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554]-[.F$2])^2" office:value-type="float" office:value="0.277729000000001">
            <text:p>0.277729</text:p>
          </table:table-cell>
          <table:table-cell table:formula="of:=([.B55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555]-[.F$2])^2" office:value-type="float" office:value="6.11572899999999">
            <text:p>6.115729</text:p>
          </table:table-cell>
          <table:table-cell table:formula="of:=([.B55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56]-[.F$2])^2" office:value-type="float" office:value="6.38572900000001">
            <text:p>6.385729</text:p>
          </table:table-cell>
          <table:table-cell table:formula="of:=([.B556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557]-[.F$2])^2" office:value-type="float" office:value="30.547729">
            <text:p>30.547729</text:p>
          </table:table-cell>
          <table:table-cell table:formula="of:=([.B55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58]-[.F$2])^2" office:value-type="float" office:value="2.331729">
            <text:p>2.331729</text:p>
          </table:table-cell>
          <table:table-cell table:formula="of:=([.B55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559]-[.F$2])^2" office:value-type="float" office:value="20.493729">
            <text:p>20.493729</text:p>
          </table:table-cell>
          <table:table-cell table:formula="of:=([.B55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560]-[.F$2])^2" office:value-type="float" office:value="20.493729">
            <text:p>20.493729</text:p>
          </table:table-cell>
          <table:table-cell table:formula="of:=([.B560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([.A561]-[.F$2])^2" office:value-type="float" office:value="341.251729">
            <text:p>341.251729</text:p>
          </table:table-cell>
          <table:table-cell table:formula="of:=([.B561]-[.G$2])^2" office:value-type="float" office:value="143.113369">
            <text:p>143.11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562]-[.F$2])^2" office:value-type="float" office:value="20.493729">
            <text:p>20.493729</text:p>
          </table:table-cell>
          <table:table-cell table:formula="of:=([.B56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63]-[.F$2])^2" office:value-type="float" office:value="2.169729">
            <text:p>2.169729</text:p>
          </table:table-cell>
          <table:table-cell table:formula="of:=([.B56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564]-[.F$2])^2" office:value-type="float" office:value="20.493729">
            <text:p>20.493729</text:p>
          </table:table-cell>
          <table:table-cell table:formula="of:=([.B564]-[.G$2])^2" office:value-type="float" office:value="287.743369">
            <text:p>287.74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565]-[.F$2])^2" office:value-type="float" office:value="0.223728999999999">
            <text:p>0.223729</text:p>
          </table:table-cell>
          <table:table-cell table:formula="of:=([.B565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566]-[.F$2])^2" office:value-type="float" office:value="0.277729000000001">
            <text:p>0.277729</text:p>
          </table:table-cell>
          <table:table-cell table:formula="of:=([.B56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567]-[.F$2])^2" office:value-type="float" office:value="6.38572900000001">
            <text:p>6.385729</text:p>
          </table:table-cell>
          <table:table-cell table:formula="of:=([.B56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568]-[.F$2])^2" office:value-type="float" office:value="0.277729000000001">
            <text:p>0.277729</text:p>
          </table:table-cell>
          <table:table-cell table:formula="of:=([.B568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569]-[.F$2])^2" office:value-type="float" office:value="55.845729">
            <text:p>55.845729</text:p>
          </table:table-cell>
          <table:table-cell table:formula="of:=([.B56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570]-[.F$2])^2" office:value-type="float" office:value="30.547729">
            <text:p>30.547729</text:p>
          </table:table-cell>
          <table:table-cell table:formula="of:=([.B57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571]-[.F$2])^2" office:value-type="float" office:value="2.169729">
            <text:p>2.169729</text:p>
          </table:table-cell>
          <table:table-cell table:formula="of:=([.B571]-[.G$2])^2" office:value-type="float" office:value="8.77936900000001">
            <text:p>8.77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572]-[.F$2])^2" office:value-type="float" office:value="0.277729000000001">
            <text:p>0.277729</text:p>
          </table:table-cell>
          <table:table-cell table:formula="of:=([.B57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573]-[.F$2])^2" office:value-type="float" office:value="55.845729">
            <text:p>55.845729</text:p>
          </table:table-cell>
          <table:table-cell table:formula="of:=([.B57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([.A574]-[.F$2])^2" office:value-type="float" office:value="109.683729">
            <text:p>109.683729</text:p>
          </table:table-cell>
          <table:table-cell table:formula="of:=([.B574]-[.G$2])^2" office:value-type="float" office:value="80.335369">
            <text:p>80.33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575]-[.F$2])^2" office:value-type="float" office:value="12.439729">
            <text:p>12.439729</text:p>
          </table:table-cell>
          <table:table-cell table:formula="of:=([.B575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576]-[.F$2])^2" office:value-type="float" office:value="20.007729">
            <text:p>20.007729</text:p>
          </table:table-cell>
          <table:table-cell table:formula="of:=([.B57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577]-[.F$2])^2" office:value-type="float" office:value="30.547729">
            <text:p>30.547729</text:p>
          </table:table-cell>
          <table:table-cell table:formula="of:=([.B57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([.A578]-[.F$2])^2" office:value-type="float" office:value="305.305729">
            <text:p>305.305729</text:p>
          </table:table-cell>
          <table:table-cell table:formula="of:=([.B57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579]-[.F$2])^2" office:value-type="float" office:value="12.439729">
            <text:p>12.439729</text:p>
          </table:table-cell>
          <table:table-cell table:formula="of:=([.B57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580]-[.F$2])^2" office:value-type="float" office:value="2.331729">
            <text:p>2.331729</text:p>
          </table:table-cell>
          <table:table-cell table:formula="of:=([.B58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([.A581]-[.F$2])^2" office:value-type="float" office:value="181.521729">
            <text:p>181.521729</text:p>
          </table:table-cell>
          <table:table-cell table:formula="of:=([.B581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([.A582]-[.F$2])^2" office:value-type="float" office:value="2.169729">
            <text:p>2.169729</text:p>
          </table:table-cell>
          <table:table-cell table:formula="of:=([.B582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([.A583]-[.F$2])^2" office:value-type="float" office:value="41.899729">
            <text:p>41.899729</text:p>
          </table:table-cell>
          <table:table-cell table:formula="of:=([.B583]-[.G$2])^2" office:value-type="float" office:value="120.187369">
            <text:p>120.18736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([.A584]-[.F$2])^2" office:value-type="float" office:value="89.737729">
            <text:p>89.737729</text:p>
          </table:table-cell>
          <table:table-cell table:formula="of:=([.B584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([.A585]-[.F$2])^2" office:value-type="float" office:value="131.629729">
            <text:p>131.629729</text:p>
          </table:table-cell>
          <table:table-cell table:formula="of:=([.B585]-[.G$2])^2" office:value-type="float" office:value="194.965369">
            <text:p>194.96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86]-[.F$2])^2" office:value-type="float" office:value="12.439729">
            <text:p>12.439729</text:p>
          </table:table-cell>
          <table:table-cell table:formula="of:=([.B58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587]-[.F$2])^2" office:value-type="float" office:value="0.223728999999999">
            <text:p>0.223729</text:p>
          </table:table-cell>
          <table:table-cell table:formula="of:=([.B58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formula="of:=([.A588]-[.F$2])^2" office:value-type="float" office:value="271.359729">
            <text:p>271.359729</text:p>
          </table:table-cell>
          <table:table-cell table:formula="of:=([.B588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589]-[.F$2])^2" office:value-type="float" office:value="0.277729000000001">
            <text:p>0.277729</text:p>
          </table:table-cell>
          <table:table-cell table:formula="of:=([.B58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590]-[.F$2])^2" office:value-type="float" office:value="0.223728999999999">
            <text:p>0.223729</text:p>
          </table:table-cell>
          <table:table-cell table:formula="of:=([.B59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([.A591]-[.F$2])^2" office:value-type="float" office:value="20.007729">
            <text:p>20.007729</text:p>
          </table:table-cell>
          <table:table-cell table:formula="of:=([.B591]-[.G$2])^2" office:value-type="float" office:value="15.705369">
            <text:p>15.705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592]-[.F$2])^2" office:value-type="float" office:value="131.629729">
            <text:p>131.629729</text:p>
          </table:table-cell>
          <table:table-cell table:formula="of:=([.B59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93]-[.F$2])^2" office:value-type="float" office:value="12.439729">
            <text:p>12.439729</text:p>
          </table:table-cell>
          <table:table-cell table:formula="of:=([.B59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94]-[.F$2])^2" office:value-type="float" office:value="12.439729">
            <text:p>12.439729</text:p>
          </table:table-cell>
          <table:table-cell table:formula="of:=([.B594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595]-[.F$2])^2" office:value-type="float" office:value="30.547729">
            <text:p>30.547729</text:p>
          </table:table-cell>
          <table:table-cell table:formula="of:=([.B59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96]-[.F$2])^2" office:value-type="float" office:value="2.331729">
            <text:p>2.331729</text:p>
          </table:table-cell>
          <table:table-cell table:formula="of:=([.B59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597]-[.F$2])^2" office:value-type="float" office:value="2.331729">
            <text:p>2.331729</text:p>
          </table:table-cell>
          <table:table-cell table:formula="of:=([.B59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98]-[.F$2])^2" office:value-type="float" office:value="12.439729">
            <text:p>12.439729</text:p>
          </table:table-cell>
          <table:table-cell table:formula="of:=([.B59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599]-[.F$2])^2" office:value-type="float" office:value="30.547729">
            <text:p>30.547729</text:p>
          </table:table-cell>
          <table:table-cell table:formula="of:=([.B599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formula="of:=([.A600]-[.F$2])^2" office:value-type="float" office:value="89.737729">
            <text:p>89.737729</text:p>
          </table:table-cell>
          <table:table-cell table:formula="of:=([.B600]-[.G$2])^2" office:value-type="float" office:value="120.187369">
            <text:p>120.18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601]-[.F$2])^2" office:value-type="float" office:value="0.277729000000001">
            <text:p>0.277729</text:p>
          </table:table-cell>
          <table:table-cell table:formula="of:=([.B60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602]-[.F$2])^2" office:value-type="float" office:value="20.493729">
            <text:p>20.493729</text:p>
          </table:table-cell>
          <table:table-cell table:formula="of:=([.B602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formula="of:=([.A603]-[.F$2])^2" office:value-type="float" office:value="89.737729">
            <text:p>89.737729</text:p>
          </table:table-cell>
          <table:table-cell table:formula="of:=([.B60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604]-[.F$2])^2" office:value-type="float" office:value="2.331729">
            <text:p>2.331729</text:p>
          </table:table-cell>
          <table:table-cell table:formula="of:=([.B60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605]-[.F$2])^2" office:value-type="float" office:value="6.38572900000001">
            <text:p>6.385729</text:p>
          </table:table-cell>
          <table:table-cell table:formula="of:=([.B605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606]-[.F$2])^2" office:value-type="float" office:value="2.331729">
            <text:p>2.331729</text:p>
          </table:table-cell>
          <table:table-cell table:formula="of:=([.B60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607]-[.F$2])^2" office:value-type="float" office:value="2.331729">
            <text:p>2.331729</text:p>
          </table:table-cell>
          <table:table-cell table:formula="of:=([.B60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08]-[.F$2])^2" office:value-type="float" office:value="2.331729">
            <text:p>2.331729</text:p>
          </table:table-cell>
          <table:table-cell table:formula="of:=([.B60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09]-[.F$2])^2" office:value-type="float" office:value="30.547729">
            <text:p>30.547729</text:p>
          </table:table-cell>
          <table:table-cell table:formula="of:=([.B609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610]-[.F$2])^2" office:value-type="float" office:value="0.277729000000001">
            <text:p>0.277729</text:p>
          </table:table-cell>
          <table:table-cell table:formula="of:=([.B610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611]-[.F$2])^2" office:value-type="float" office:value="0.277729000000001">
            <text:p>0.277729</text:p>
          </table:table-cell>
          <table:table-cell table:formula="of:=([.B61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12]-[.F$2])^2" office:value-type="float" office:value="2.331729">
            <text:p>2.331729</text:p>
          </table:table-cell>
          <table:table-cell table:formula="of:=([.B61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13]-[.F$2])^2" office:value-type="float" office:value="6.38572900000001">
            <text:p>6.385729</text:p>
          </table:table-cell>
          <table:table-cell table:formula="of:=([.B61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formula="of:=([.A614]-[.F$2])^2" office:value-type="float" office:value="29.953729">
            <text:p>29.953729</text:p>
          </table:table-cell>
          <table:table-cell table:formula="of:=([.B614]-[.G$2])^2" office:value-type="float" office:value="168.039369">
            <text:p>168.03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615]-[.F$2])^2" office:value-type="float" office:value="30.547729">
            <text:p>30.547729</text:p>
          </table:table-cell>
          <table:table-cell table:formula="of:=([.B615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616]-[.F$2])^2" office:value-type="float" office:value="41.899729">
            <text:p>41.899729</text:p>
          </table:table-cell>
          <table:table-cell table:formula="of:=([.B61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formula="of:=([.A617]-[.F$2])^2" office:value-type="float" office:value="181.521729">
            <text:p>181.521729</text:p>
          </table:table-cell>
          <table:table-cell table:formula="of:=([.B617]-[.G$2])^2" office:value-type="float" office:value="80.335369">
            <text:p>80.33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18]-[.F$2])^2" office:value-type="float" office:value="12.439729">
            <text:p>12.439729</text:p>
          </table:table-cell>
          <table:table-cell table:formula="of:=([.B618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619]-[.F$2])^2" office:value-type="float" office:value="2.331729">
            <text:p>2.331729</text:p>
          </table:table-cell>
          <table:table-cell table:formula="of:=([.B61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20]-[.F$2])^2" office:value-type="float" office:value="2.331729">
            <text:p>2.331729</text:p>
          </table:table-cell>
          <table:table-cell table:formula="of:=([.B62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621]-[.F$2])^2" office:value-type="float" office:value="20.493729">
            <text:p>20.493729</text:p>
          </table:table-cell>
          <table:table-cell table:formula="of:=([.B62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formula="of:=([.A622]-[.F$2])^2" office:value-type="float" office:value="131.629729">
            <text:p>131.629729</text:p>
          </table:table-cell>
          <table:table-cell table:formula="of:=([.B622]-[.G$2])^2" office:value-type="float" office:value="143.113369">
            <text:p>143.11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623]-[.F$2])^2" office:value-type="float" office:value="2.331729">
            <text:p>2.331729</text:p>
          </table:table-cell>
          <table:table-cell table:formula="of:=([.B62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formula="of:=([.A624]-[.F$2])^2" office:value-type="float" office:value="131.629729">
            <text:p>131.629729</text:p>
          </table:table-cell>
          <table:table-cell table:formula="of:=([.B624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625]-[.F$2])^2" office:value-type="float" office:value="6.38572900000001">
            <text:p>6.385729</text:p>
          </table:table-cell>
          <table:table-cell table:formula="of:=([.B62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626]-[.F$2])^2" office:value-type="float" office:value="12.439729">
            <text:p>12.439729</text:p>
          </table:table-cell>
          <table:table-cell table:formula="of:=([.B626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627]-[.F$2])^2" office:value-type="float" office:value="2.331729">
            <text:p>2.331729</text:p>
          </table:table-cell>
          <table:table-cell table:formula="of:=([.B62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([.A628]-[.F$2])^2" office:value-type="float" office:value="71.791729">
            <text:p>71.791729</text:p>
          </table:table-cell>
          <table:table-cell table:formula="of:=([.B628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29]-[.F$2])^2" office:value-type="float" office:value="12.439729">
            <text:p>12.439729</text:p>
          </table:table-cell>
          <table:table-cell table:formula="of:=([.B62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30]-[.F$2])^2" office:value-type="float" office:value="12.439729">
            <text:p>12.439729</text:p>
          </table:table-cell>
          <table:table-cell table:formula="of:=([.B63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631]-[.F$2])^2" office:value-type="float" office:value="12.439729">
            <text:p>12.439729</text:p>
          </table:table-cell>
          <table:table-cell table:formula="of:=([.B631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32]-[.F$2])^2" office:value-type="float" office:value="12.439729">
            <text:p>12.439729</text:p>
          </table:table-cell>
          <table:table-cell table:formula="of:=([.B63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33]-[.F$2])^2" office:value-type="float" office:value="12.439729">
            <text:p>12.439729</text:p>
          </table:table-cell>
          <table:table-cell table:formula="of:=([.B633]-[.G$2])^2" office:value-type="float" office:value="49.519369">
            <text:p>49.51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634]-[.F$2])^2" office:value-type="float" office:value="6.38572900000001">
            <text:p>6.385729</text:p>
          </table:table-cell>
          <table:table-cell table:formula="of:=([.B63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635]-[.F$2])^2" office:value-type="float" office:value="30.547729">
            <text:p>30.547729</text:p>
          </table:table-cell>
          <table:table-cell table:formula="of:=([.B635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636]-[.F$2])^2" office:value-type="float" office:value="30.547729">
            <text:p>30.547729</text:p>
          </table:table-cell>
          <table:table-cell table:formula="of:=([.B636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637]-[.F$2])^2" office:value-type="float" office:value="41.899729">
            <text:p>41.899729</text:p>
          </table:table-cell>
          <table:table-cell table:formula="of:=([.B63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638]-[.F$2])^2" office:value-type="float" office:value="20.493729">
            <text:p>20.493729</text:p>
          </table:table-cell>
          <table:table-cell table:formula="of:=([.B63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639]-[.F$2])^2" office:value-type="float" office:value="12.439729">
            <text:p>12.439729</text:p>
          </table:table-cell>
          <table:table-cell table:formula="of:=([.B63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640]-[.F$2])^2" office:value-type="float" office:value="29.953729">
            <text:p>29.953729</text:p>
          </table:table-cell>
          <table:table-cell table:formula="of:=([.B64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641]-[.F$2])^2" office:value-type="float" office:value="0.277729000000001">
            <text:p>0.277729</text:p>
          </table:table-cell>
          <table:table-cell table:formula="of:=([.B64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642]-[.F$2])^2" office:value-type="float" office:value="42.601729">
            <text:p>42.601729</text:p>
          </table:table-cell>
          <table:table-cell table:formula="of:=([.B642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643]-[.F$2])^2" office:value-type="float" office:value="30.547729">
            <text:p>30.547729</text:p>
          </table:table-cell>
          <table:table-cell table:formula="of:=([.B64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644]-[.F$2])^2" office:value-type="float" office:value="30.547729">
            <text:p>30.547729</text:p>
          </table:table-cell>
          <table:table-cell table:formula="of:=([.B644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645]-[.F$2])^2" office:value-type="float" office:value="30.547729">
            <text:p>30.547729</text:p>
          </table:table-cell>
          <table:table-cell table:formula="of:=([.B64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646]-[.F$2])^2" office:value-type="float" office:value="2.331729">
            <text:p>2.331729</text:p>
          </table:table-cell>
          <table:table-cell table:formula="of:=([.B64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647]-[.F$2])^2" office:value-type="float" office:value="29.953729">
            <text:p>29.953729</text:p>
          </table:table-cell>
          <table:table-cell table:formula="of:=([.B64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648]-[.F$2])^2" office:value-type="float" office:value="6.38572900000001">
            <text:p>6.385729</text:p>
          </table:table-cell>
          <table:table-cell table:formula="of:=([.B648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649]-[.F$2])^2" office:value-type="float" office:value="2.331729">
            <text:p>2.331729</text:p>
          </table:table-cell>
          <table:table-cell table:formula="of:=([.B64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650]-[.F$2])^2" office:value-type="float" office:value="41.899729">
            <text:p>41.899729</text:p>
          </table:table-cell>
          <table:table-cell table:formula="of:=([.B65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651]-[.F$2])^2" office:value-type="float" office:value="6.38572900000001">
            <text:p>6.385729</text:p>
          </table:table-cell>
          <table:table-cell table:formula="of:=([.B65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652]-[.F$2])^2" office:value-type="float" office:value="0.277729000000001">
            <text:p>0.277729</text:p>
          </table:table-cell>
          <table:table-cell table:formula="of:=([.B65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53]-[.F$2])^2" office:value-type="float" office:value="12.439729">
            <text:p>12.439729</text:p>
          </table:table-cell>
          <table:table-cell table:formula="of:=([.B65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54]-[.F$2])^2" office:value-type="float" office:value="2.331729">
            <text:p>2.331729</text:p>
          </table:table-cell>
          <table:table-cell table:formula="of:=([.B654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55]-[.F$2])^2" office:value-type="float" office:value="12.439729">
            <text:p>12.439729</text:p>
          </table:table-cell>
          <table:table-cell table:formula="of:=([.B65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656]-[.F$2])^2" office:value-type="float" office:value="20.493729">
            <text:p>20.493729</text:p>
          </table:table-cell>
          <table:table-cell table:formula="of:=([.B65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657]-[.F$2])^2" office:value-type="float" office:value="30.547729">
            <text:p>30.547729</text:p>
          </table:table-cell>
          <table:table-cell table:formula="of:=([.B65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658]-[.F$2])^2" office:value-type="float" office:value="29.953729">
            <text:p>29.953729</text:p>
          </table:table-cell>
          <table:table-cell table:formula="of:=([.B658]-[.G$2])^2" office:value-type="float" office:value="8.77936900000001">
            <text:p>8.77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659]-[.F$2])^2" office:value-type="float" office:value="6.38572900000001">
            <text:p>6.385729</text:p>
          </table:table-cell>
          <table:table-cell table:formula="of:=([.B65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660]-[.F$2])^2" office:value-type="float" office:value="0.277729000000001">
            <text:p>0.277729</text:p>
          </table:table-cell>
          <table:table-cell table:formula="of:=([.B66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61]-[.F$2])^2" office:value-type="float" office:value="2.331729">
            <text:p>2.331729</text:p>
          </table:table-cell>
          <table:table-cell table:formula="of:=([.B66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662]-[.F$2])^2" office:value-type="float" office:value="20.493729">
            <text:p>20.493729</text:p>
          </table:table-cell>
          <table:table-cell table:formula="of:=([.B66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663]-[.F$2])^2" office:value-type="float" office:value="20.493729">
            <text:p>20.493729</text:p>
          </table:table-cell>
          <table:table-cell table:formula="of:=([.B66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formula="of:=([.A664]-[.F$2])^2" office:value-type="float" office:value="305.305729">
            <text:p>305.305729</text:p>
          </table:table-cell>
          <table:table-cell table:formula="of:=([.B664]-[.G$2])^2" office:value-type="float" office:value="35.557369">
            <text:p>35.557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665]-[.F$2])^2" office:value-type="float" office:value="42.601729">
            <text:p>42.601729</text:p>
          </table:table-cell>
          <table:table-cell table:formula="of:=([.B66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666]-[.F$2])^2" office:value-type="float" office:value="30.547729">
            <text:p>30.547729</text:p>
          </table:table-cell>
          <table:table-cell table:formula="of:=([.B66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([.A667]-[.F$2])^2" office:value-type="float" office:value="131.629729">
            <text:p>131.629729</text:p>
          </table:table-cell>
          <table:table-cell table:formula="of:=([.B667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668]-[.F$2])^2" office:value-type="float" office:value="30.547729">
            <text:p>30.547729</text:p>
          </table:table-cell>
          <table:table-cell table:formula="of:=([.B668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669]-[.F$2])^2" office:value-type="float" office:value="12.439729">
            <text:p>12.439729</text:p>
          </table:table-cell>
          <table:table-cell table:formula="of:=([.B66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670]-[.F$2])^2" office:value-type="float" office:value="12.439729">
            <text:p>12.439729</text:p>
          </table:table-cell>
          <table:table-cell table:formula="of:=([.B67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671]-[.F$2])^2" office:value-type="float" office:value="41.899729">
            <text:p>41.899729</text:p>
          </table:table-cell>
          <table:table-cell table:formula="of:=([.B67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([.A672]-[.F$2])^2" office:value-type="float" office:value="131.629729">
            <text:p>131.629729</text:p>
          </table:table-cell>
          <table:table-cell table:formula="of:=([.B672]-[.G$2])^2" office:value-type="float" office:value="8.77936900000001">
            <text:p>8.77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1">
            <text:p>31</text:p>
          </table:table-cell>
          <table:table-cell table:formula="of:=([.A673]-[.F$2])^2" office:value-type="float" office:value="109.683729">
            <text:p>109.683729</text:p>
          </table:table-cell>
          <table:table-cell table:formula="of:=([.B673]-[.G$2])^2" office:value-type="float" office:value="143.113369">
            <text:p>143.113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674]-[.F$2])^2" office:value-type="float" office:value="0.223728999999999">
            <text:p>0.223729</text:p>
          </table:table-cell>
          <table:table-cell table:formula="of:=([.B67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675]-[.F$2])^2" office:value-type="float" office:value="20.007729">
            <text:p>20.007729</text:p>
          </table:table-cell>
          <table:table-cell table:formula="of:=([.B67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676]-[.F$2])^2" office:value-type="float" office:value="2.331729">
            <text:p>2.331729</text:p>
          </table:table-cell>
          <table:table-cell table:formula="of:=([.B67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677]-[.F$2])^2" office:value-type="float" office:value="6.38572900000001">
            <text:p>6.385729</text:p>
          </table:table-cell>
          <table:table-cell table:formula="of:=([.B677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678]-[.F$2])^2" office:value-type="float" office:value="20.493729">
            <text:p>20.493729</text:p>
          </table:table-cell>
          <table:table-cell table:formula="of:=([.B67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679]-[.F$2])^2" office:value-type="float" office:value="6.38572900000001">
            <text:p>6.385729</text:p>
          </table:table-cell>
          <table:table-cell table:formula="of:=([.B67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680]-[.F$2])^2" office:value-type="float" office:value="41.899729">
            <text:p>41.899729</text:p>
          </table:table-cell>
          <table:table-cell table:formula="of:=([.B68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f:=([.A681]-[.F$2])^2" office:value-type="float" office:value="2.331729">
            <text:p>2.331729</text:p>
          </table:table-cell>
          <table:table-cell table:formula="of:=([.B681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82]-[.F$2])^2" office:value-type="float" office:value="12.439729">
            <text:p>12.439729</text:p>
          </table:table-cell>
          <table:table-cell table:formula="of:=([.B682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683]-[.F$2])^2" office:value-type="float" office:value="0.277729000000001">
            <text:p>0.277729</text:p>
          </table:table-cell>
          <table:table-cell table:formula="of:=([.B68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684]-[.F$2])^2" office:value-type="float" office:value="0.223728999999999">
            <text:p>0.223729</text:p>
          </table:table-cell>
          <table:table-cell table:formula="of:=([.B68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685]-[.F$2])^2" office:value-type="float" office:value="0.223728999999999">
            <text:p>0.223729</text:p>
          </table:table-cell>
          <table:table-cell table:formula="of:=([.B685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formula="of:=([.A686]-[.F$2])^2" office:value-type="float" office:value="2.331729">
            <text:p>2.331729</text:p>
          </table:table-cell>
          <table:table-cell table:formula="of:=([.B686]-[.G$2])^2" office:value-type="float" office:value="120.187369">
            <text:p>120.18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687]-[.F$2])^2" office:value-type="float" office:value="0.277729000000001">
            <text:p>0.277729</text:p>
          </table:table-cell>
          <table:table-cell table:formula="of:=([.B68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688]-[.F$2])^2" office:value-type="float" office:value="6.38572900000001">
            <text:p>6.385729</text:p>
          </table:table-cell>
          <table:table-cell table:formula="of:=([.B68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([.A689]-[.F$2])^2" office:value-type="float" office:value="0.223728999999999">
            <text:p>0.223729</text:p>
          </table:table-cell>
          <table:table-cell table:formula="of:=([.B689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formula="of:=([.A690]-[.F$2])^2" office:value-type="float" office:value="2.331729">
            <text:p>2.331729</text:p>
          </table:table-cell>
          <table:table-cell table:formula="of:=([.B690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91]-[.F$2])^2" office:value-type="float" office:value="2.331729">
            <text:p>2.331729</text:p>
          </table:table-cell>
          <table:table-cell table:formula="of:=([.B69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692]-[.F$2])^2" office:value-type="float" office:value="20.493729">
            <text:p>20.493729</text:p>
          </table:table-cell>
          <table:table-cell table:formula="of:=([.B69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693]-[.F$2])^2" office:value-type="float" office:value="20.493729">
            <text:p>20.493729</text:p>
          </table:table-cell>
          <table:table-cell table:formula="of:=([.B69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694]-[.F$2])^2" office:value-type="float" office:value="30.547729">
            <text:p>30.547729</text:p>
          </table:table-cell>
          <table:table-cell table:formula="of:=([.B69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95]-[.F$2])^2" office:value-type="float" office:value="12.439729">
            <text:p>12.439729</text:p>
          </table:table-cell>
          <table:table-cell table:formula="of:=([.B69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96]-[.F$2])^2" office:value-type="float" office:value="12.439729">
            <text:p>12.439729</text:p>
          </table:table-cell>
          <table:table-cell table:formula="of:=([.B69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697]-[.F$2])^2" office:value-type="float" office:value="6.38572900000001">
            <text:p>6.385729</text:p>
          </table:table-cell>
          <table:table-cell table:formula="of:=([.B69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698]-[.F$2])^2" office:value-type="float" office:value="0.277729000000001">
            <text:p>0.277729</text:p>
          </table:table-cell>
          <table:table-cell table:formula="of:=([.B69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699]-[.F$2])^2" office:value-type="float" office:value="0.223728999999999">
            <text:p>0.223729</text:p>
          </table:table-cell>
          <table:table-cell table:formula="of:=([.B699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700]-[.F$2])^2" office:value-type="float" office:value="41.899729">
            <text:p>41.899729</text:p>
          </table:table-cell>
          <table:table-cell table:formula="of:=([.B700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701]-[.F$2])^2" office:value-type="float" office:value="42.601729">
            <text:p>42.601729</text:p>
          </table:table-cell>
          <table:table-cell table:formula="of:=([.B70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702]-[.F$2])^2" office:value-type="float" office:value="0.277729000000001">
            <text:p>0.277729</text:p>
          </table:table-cell>
          <table:table-cell table:formula="of:=([.B70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03]-[.F$2])^2" office:value-type="float" office:value="2.331729">
            <text:p>2.331729</text:p>
          </table:table-cell>
          <table:table-cell table:formula="of:=([.B70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704]-[.F$2])^2" office:value-type="float" office:value="41.899729">
            <text:p>41.899729</text:p>
          </table:table-cell>
          <table:table-cell table:formula="of:=([.B704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705]-[.F$2])^2" office:value-type="float" office:value="20.493729">
            <text:p>20.493729</text:p>
          </table:table-cell>
          <table:table-cell table:formula="of:=([.B705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06]-[.F$2])^2" office:value-type="float" office:value="12.061729">
            <text:p>12.061729</text:p>
          </table:table-cell>
          <table:table-cell table:formula="of:=([.B70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707]-[.F$2])^2" office:value-type="float" office:value="6.38572900000001">
            <text:p>6.385729</text:p>
          </table:table-cell>
          <table:table-cell table:formula="of:=([.B70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708]-[.F$2])^2" office:value-type="float" office:value="30.547729">
            <text:p>30.547729</text:p>
          </table:table-cell>
          <table:table-cell table:formula="of:=([.B70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709]-[.F$2])^2" office:value-type="float" office:value="6.38572900000001">
            <text:p>6.385729</text:p>
          </table:table-cell>
          <table:table-cell table:formula="of:=([.B70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[.A710]-[.F$2])^2" office:value-type="float" office:value="71.791729">
            <text:p>71.791729</text:p>
          </table:table-cell>
          <table:table-cell table:formula="of:=([.B710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711]-[.F$2])^2" office:value-type="float" office:value="30.547729">
            <text:p>30.547729</text:p>
          </table:table-cell>
          <table:table-cell table:formula="of:=([.B71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12]-[.F$2])^2" office:value-type="float" office:value="6.11572899999999">
            <text:p>6.115729</text:p>
          </table:table-cell>
          <table:table-cell table:formula="of:=([.B71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([.A713]-[.F$2])^2" office:value-type="float" office:value="55.845729">
            <text:p>55.845729</text:p>
          </table:table-cell>
          <table:table-cell table:formula="of:=([.B71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714]-[.F$2])^2" office:value-type="float" office:value="6.38572900000001">
            <text:p>6.385729</text:p>
          </table:table-cell>
          <table:table-cell table:formula="of:=([.B71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([.A715]-[.F$2])^2" office:value-type="float" office:value="55.845729">
            <text:p>55.845729</text:p>
          </table:table-cell>
          <table:table-cell table:formula="of:=([.B715]-[.G$2])^2" office:value-type="float" office:value="99.261369">
            <text:p>99.261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formula="of:=([.A716]-[.F$2])^2" office:value-type="float" office:value="155.575729">
            <text:p>155.575729</text:p>
          </table:table-cell>
          <table:table-cell table:formula="of:=([.B71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717]-[.F$2])^2" office:value-type="float" office:value="0.223728999999999">
            <text:p>0.223729</text:p>
          </table:table-cell>
          <table:table-cell table:formula="of:=([.B71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718]-[.F$2])^2" office:value-type="float" office:value="6.38572900000001">
            <text:p>6.385729</text:p>
          </table:table-cell>
          <table:table-cell table:formula="of:=([.B71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([.A719]-[.F$2])^2" office:value-type="float" office:value="55.845729">
            <text:p>55.845729</text:p>
          </table:table-cell>
          <table:table-cell table:formula="of:=([.B719]-[.G$2])^2" office:value-type="float" office:value="194.965369">
            <text:p>194.965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([.A720]-[.F$2])^2" office:value-type="float" office:value="131.629729">
            <text:p>131.629729</text:p>
          </table:table-cell>
          <table:table-cell table:formula="of:=([.B72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721]-[.F$2])^2" office:value-type="float" office:value="0.223728999999999">
            <text:p>0.223729</text:p>
          </table:table-cell>
          <table:table-cell table:formula="of:=([.B72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22]-[.F$2])^2" office:value-type="float" office:value="2.331729">
            <text:p>2.331729</text:p>
          </table:table-cell>
          <table:table-cell table:formula="of:=([.B72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723]-[.F$2])^2" office:value-type="float" office:value="2.331729">
            <text:p>2.331729</text:p>
          </table:table-cell>
          <table:table-cell table:formula="of:=([.B723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724]-[.F$2])^2" office:value-type="float" office:value="2.331729">
            <text:p>2.331729</text:p>
          </table:table-cell>
          <table:table-cell table:formula="of:=([.B72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725]-[.F$2])^2" office:value-type="float" office:value="12.439729">
            <text:p>12.439729</text:p>
          </table:table-cell>
          <table:table-cell table:formula="of:=([.B72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726]-[.F$2])^2" office:value-type="float" office:value="0.223728999999999">
            <text:p>0.223729</text:p>
          </table:table-cell>
          <table:table-cell table:formula="of:=([.B72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727]-[.F$2])^2" office:value-type="float" office:value="12.439729">
            <text:p>12.439729</text:p>
          </table:table-cell>
          <table:table-cell table:formula="of:=([.B72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728]-[.F$2])^2" office:value-type="float" office:value="2.331729">
            <text:p>2.331729</text:p>
          </table:table-cell>
          <table:table-cell table:formula="of:=([.B72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formula="of:=([.A729]-[.F$2])^2" office:value-type="float" office:value="155.575729">
            <text:p>155.575729</text:p>
          </table:table-cell>
          <table:table-cell table:formula="of:=([.B729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30]-[.F$2])^2" office:value-type="float" office:value="30.547729">
            <text:p>30.547729</text:p>
          </table:table-cell>
          <table:table-cell table:formula="of:=([.B73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731]-[.F$2])^2" office:value-type="float" office:value="12.439729">
            <text:p>12.439729</text:p>
          </table:table-cell>
          <table:table-cell table:formula="of:=([.B73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732]-[.F$2])^2" office:value-type="float" office:value="0.277729000000001">
            <text:p>0.277729</text:p>
          </table:table-cell>
          <table:table-cell table:formula="of:=([.B732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733]-[.F$2])^2" office:value-type="float" office:value="12.439729">
            <text:p>12.439729</text:p>
          </table:table-cell>
          <table:table-cell table:formula="of:=([.B73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34]-[.F$2])^2" office:value-type="float" office:value="30.547729">
            <text:p>30.547729</text:p>
          </table:table-cell>
          <table:table-cell table:formula="of:=([.B734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35]-[.F$2])^2" office:value-type="float" office:value="20.493729">
            <text:p>20.493729</text:p>
          </table:table-cell>
          <table:table-cell table:formula="of:=([.B735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36]-[.F$2])^2" office:value-type="float" office:value="30.547729">
            <text:p>30.547729</text:p>
          </table:table-cell>
          <table:table-cell table:formula="of:=([.B73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737]-[.F$2])^2" office:value-type="float" office:value="0.223728999999999">
            <text:p>0.223729</text:p>
          </table:table-cell>
          <table:table-cell table:formula="of:=([.B73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738]-[.F$2])^2" office:value-type="float" office:value="0.223728999999999">
            <text:p>0.223729</text:p>
          </table:table-cell>
          <table:table-cell table:formula="of:=([.B738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739]-[.F$2])^2" office:value-type="float" office:value="2.169729">
            <text:p>2.169729</text:p>
          </table:table-cell>
          <table:table-cell table:formula="of:=([.B73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740]-[.F$2])^2" office:value-type="float" office:value="0.277729000000001">
            <text:p>0.277729</text:p>
          </table:table-cell>
          <table:table-cell table:formula="of:=([.B74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41]-[.F$2])^2" office:value-type="float" office:value="2.331729">
            <text:p>2.331729</text:p>
          </table:table-cell>
          <table:table-cell table:formula="of:=([.B74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742]-[.F$2])^2" office:value-type="float" office:value="30.547729">
            <text:p>30.547729</text:p>
          </table:table-cell>
          <table:table-cell table:formula="of:=([.B742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743]-[.F$2])^2" office:value-type="float" office:value="0.277729000000001">
            <text:p>0.277729</text:p>
          </table:table-cell>
          <table:table-cell table:formula="of:=([.B74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744]-[.F$2])^2" office:value-type="float" office:value="6.38572900000001">
            <text:p>6.385729</text:p>
          </table:table-cell>
          <table:table-cell table:formula="of:=([.B74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45]-[.F$2])^2" office:value-type="float" office:value="12.061729">
            <text:p>12.061729</text:p>
          </table:table-cell>
          <table:table-cell table:formula="of:=([.B74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746]-[.F$2])^2" office:value-type="float" office:value="0.277729000000001">
            <text:p>0.277729</text:p>
          </table:table-cell>
          <table:table-cell table:formula="of:=([.B74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747]-[.F$2])^2" office:value-type="float" office:value="6.38572900000001">
            <text:p>6.385729</text:p>
          </table:table-cell>
          <table:table-cell table:formula="of:=([.B74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formula="of:=([.A748]-[.F$2])^2" office:value-type="float" office:value="20.007729">
            <text:p>20.007729</text:p>
          </table:table-cell>
          <table:table-cell table:formula="of:=([.B748]-[.G$2])^2" office:value-type="float" office:value="168.039369">
            <text:p>168.039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749]-[.F$2])^2" office:value-type="float" office:value="0.223728999999999">
            <text:p>0.223729</text:p>
          </table:table-cell>
          <table:table-cell table:formula="of:=([.B74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750]-[.F$2])^2" office:value-type="float" office:value="2.331729">
            <text:p>2.331729</text:p>
          </table:table-cell>
          <table:table-cell table:formula="of:=([.B75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751]-[.F$2])^2" office:value-type="float" office:value="2.331729">
            <text:p>2.331729</text:p>
          </table:table-cell>
          <table:table-cell table:formula="of:=([.B751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([.A752]-[.F$2])^2" office:value-type="float" office:value="155.575729">
            <text:p>155.575729</text:p>
          </table:table-cell>
          <table:table-cell table:formula="of:=([.B75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753]-[.F$2])^2" office:value-type="float" office:value="2.331729">
            <text:p>2.331729</text:p>
          </table:table-cell>
          <table:table-cell table:formula="of:=([.B75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754]-[.F$2])^2" office:value-type="float" office:value="0.223728999999999">
            <text:p>0.223729</text:p>
          </table:table-cell>
          <table:table-cell table:formula="of:=([.B75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755]-[.F$2])^2" office:value-type="float" office:value="2.331729">
            <text:p>2.331729</text:p>
          </table:table-cell>
          <table:table-cell table:formula="of:=([.B75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56]-[.F$2])^2" office:value-type="float" office:value="30.547729">
            <text:p>30.547729</text:p>
          </table:table-cell>
          <table:table-cell table:formula="of:=([.B75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757]-[.F$2])^2" office:value-type="float" office:value="0.277729000000001">
            <text:p>0.277729</text:p>
          </table:table-cell>
          <table:table-cell table:formula="of:=([.B757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formula="of:=([.A758]-[.F$2])^2" office:value-type="float" office:value="6.11572899999999">
            <text:p>6.115729</text:p>
          </table:table-cell>
          <table:table-cell table:formula="of:=([.B758]-[.G$2])^2" office:value-type="float" office:value="143.113369">
            <text:p>143.11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759]-[.F$2])^2" office:value-type="float" office:value="2.331729">
            <text:p>2.331729</text:p>
          </table:table-cell>
          <table:table-cell table:formula="of:=([.B75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760]-[.F$2])^2" office:value-type="float" office:value="20.493729">
            <text:p>20.493729</text:p>
          </table:table-cell>
          <table:table-cell table:formula="of:=([.B76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761]-[.F$2])^2" office:value-type="float" office:value="0.277729000000001">
            <text:p>0.277729</text:p>
          </table:table-cell>
          <table:table-cell table:formula="of:=([.B76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formula="of:=([.A762]-[.F$2])^2" office:value-type="float" office:value="341.251729">
            <text:p>341.251729</text:p>
          </table:table-cell>
          <table:table-cell table:formula="of:=([.B762]-[.G$2])^2" office:value-type="float" office:value="8.77936900000001">
            <text:p>8.77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763]-[.F$2])^2" office:value-type="float" office:value="0.277729000000001">
            <text:p>0.277729</text:p>
          </table:table-cell>
          <table:table-cell table:formula="of:=([.B763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764]-[.F$2])^2" office:value-type="float" office:value="0.277729000000001">
            <text:p>0.277729</text:p>
          </table:table-cell>
          <table:table-cell table:formula="of:=([.B76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765]-[.F$2])^2" office:value-type="float" office:value="0.277729000000001">
            <text:p>0.277729</text:p>
          </table:table-cell>
          <table:table-cell table:formula="of:=([.B76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766]-[.F$2])^2" office:value-type="float" office:value="0.277729000000001">
            <text:p>0.277729</text:p>
          </table:table-cell>
          <table:table-cell table:formula="of:=([.B76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67]-[.F$2])^2" office:value-type="float" office:value="20.493729">
            <text:p>20.493729</text:p>
          </table:table-cell>
          <table:table-cell table:formula="of:=([.B767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768]-[.F$2])^2" office:value-type="float" office:value="0.277729000000001">
            <text:p>0.277729</text:p>
          </table:table-cell>
          <table:table-cell table:formula="of:=([.B768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formula="of:=([.A769]-[.F$2])^2" office:value-type="float" office:value="754.765729">
            <text:p>754.765729</text:p>
          </table:table-cell>
          <table:table-cell table:formula="of:=([.B769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770]-[.F$2])^2" office:value-type="float" office:value="12.439729">
            <text:p>12.439729</text:p>
          </table:table-cell>
          <table:table-cell table:formula="of:=([.B77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1]-[.F$2])^2" office:value-type="float" office:value="20.493729">
            <text:p>20.493729</text:p>
          </table:table-cell>
          <table:table-cell table:formula="of:=([.B771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([.A772]-[.F$2])^2" office:value-type="float" office:value="0.277729000000001">
            <text:p>0.277729</text:p>
          </table:table-cell>
          <table:table-cell table:formula="of:=([.B772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([.A773]-[.F$2])^2" office:value-type="float" office:value="0.277729000000001">
            <text:p>0.277729</text:p>
          </table:table-cell>
          <table:table-cell table:formula="of:=([.B773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774]-[.F$2])^2" office:value-type="float" office:value="30.547729">
            <text:p>30.547729</text:p>
          </table:table-cell>
          <table:table-cell table:formula="of:=([.B77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775]-[.F$2])^2" office:value-type="float" office:value="12.439729">
            <text:p>12.439729</text:p>
          </table:table-cell>
          <table:table-cell table:formula="of:=([.B77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776]-[.F$2])^2" office:value-type="float" office:value="0.223728999999999">
            <text:p>0.223729</text:p>
          </table:table-cell>
          <table:table-cell table:formula="of:=([.B77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777]-[.F$2])^2" office:value-type="float" office:value="2.331729">
            <text:p>2.331729</text:p>
          </table:table-cell>
          <table:table-cell table:formula="of:=([.B777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778]-[.F$2])^2" office:value-type="float" office:value="2.331729">
            <text:p>2.331729</text:p>
          </table:table-cell>
          <table:table-cell table:formula="of:=([.B77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779]-[.F$2])^2" office:value-type="float" office:value="42.601729">
            <text:p>42.601729</text:p>
          </table:table-cell>
          <table:table-cell table:formula="of:=([.B77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780]-[.F$2])^2" office:value-type="float" office:value="2.331729">
            <text:p>2.331729</text:p>
          </table:table-cell>
          <table:table-cell table:formula="of:=([.B780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781]-[.F$2])^2" office:value-type="float" office:value="42.601729">
            <text:p>42.601729</text:p>
          </table:table-cell>
          <table:table-cell table:formula="of:=([.B781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formula="of:=([.A782]-[.F$2])^2" office:value-type="float" office:value="41.899729">
            <text:p>41.899729</text:p>
          </table:table-cell>
          <table:table-cell table:formula="of:=([.B782]-[.G$2])^2" office:value-type="float" office:value="168.039369">
            <text:p>168.03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783]-[.F$2])^2" office:value-type="float" office:value="0.277729000000001">
            <text:p>0.277729</text:p>
          </table:table-cell>
          <table:table-cell table:formula="of:=([.B78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784]-[.F$2])^2" office:value-type="float" office:value="12.439729">
            <text:p>12.439729</text:p>
          </table:table-cell>
          <table:table-cell table:formula="of:=([.B78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785]-[.F$2])^2" office:value-type="float" office:value="12.439729">
            <text:p>12.439729</text:p>
          </table:table-cell>
          <table:table-cell table:formula="of:=([.B785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786]-[.F$2])^2" office:value-type="float" office:value="2.331729">
            <text:p>2.331729</text:p>
          </table:table-cell>
          <table:table-cell table:formula="of:=([.B786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formula="of:=([.A787]-[.F$2])^2" office:value-type="float" office:value="0.277729000000001">
            <text:p>0.277729</text:p>
          </table:table-cell>
          <table:table-cell table:formula="of:=([.B787]-[.G$2])^2" office:value-type="float" office:value="674.077369">
            <text:p>674.07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88]-[.F$2])^2" office:value-type="float" office:value="2.331729">
            <text:p>2.331729</text:p>
          </table:table-cell>
          <table:table-cell table:formula="of:=([.B78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789]-[.F$2])^2" office:value-type="float" office:value="0.277729000000001">
            <text:p>0.277729</text:p>
          </table:table-cell>
          <table:table-cell table:formula="of:=([.B78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90]-[.F$2])^2" office:value-type="float" office:value="2.331729">
            <text:p>2.331729</text:p>
          </table:table-cell>
          <table:table-cell table:formula="of:=([.B79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([.A791]-[.F$2])^2" office:value-type="float" office:value="56.655729">
            <text:p>56.655729</text:p>
          </table:table-cell>
          <table:table-cell table:formula="of:=([.B79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792]-[.F$2])^2" office:value-type="float" office:value="20.493729">
            <text:p>20.493729</text:p>
          </table:table-cell>
          <table:table-cell table:formula="of:=([.B79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formula="of:=([.A793]-[.F$2])^2" office:value-type="float" office:value="2.331729">
            <text:p>2.331729</text:p>
          </table:table-cell>
          <table:table-cell table:formula="of:=([.B793]-[.G$2])^2" office:value-type="float" office:value="63.409369">
            <text:p>63.40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794]-[.F$2])^2" office:value-type="float" office:value="20.493729">
            <text:p>20.493729</text:p>
          </table:table-cell>
          <table:table-cell table:formula="of:=([.B79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95]-[.F$2])^2" office:value-type="float" office:value="42.601729">
            <text:p>42.601729</text:p>
          </table:table-cell>
          <table:table-cell table:formula="of:=([.B795]-[.G$2])^2" office:value-type="float" office:value="49.519369">
            <text:p>49.519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96]-[.F$2])^2" office:value-type="float" office:value="12.061729">
            <text:p>12.061729</text:p>
          </table:table-cell>
          <table:table-cell table:formula="of:=([.B79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797]-[.F$2])^2" office:value-type="float" office:value="0.223728999999999">
            <text:p>0.223729</text:p>
          </table:table-cell>
          <table:table-cell table:formula="of:=([.B79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98]-[.F$2])^2" office:value-type="float" office:value="30.547729">
            <text:p>30.547729</text:p>
          </table:table-cell>
          <table:table-cell table:formula="of:=([.B798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799]-[.F$2])^2" office:value-type="float" office:value="42.601729">
            <text:p>42.601729</text:p>
          </table:table-cell>
          <table:table-cell table:formula="of:=([.B799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800]-[.F$2])^2" office:value-type="float" office:value="20.493729">
            <text:p>20.493729</text:p>
          </table:table-cell>
          <table:table-cell table:formula="of:=([.B80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801]-[.F$2])^2" office:value-type="float" office:value="20.493729">
            <text:p>20.493729</text:p>
          </table:table-cell>
          <table:table-cell table:formula="of:=([.B80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802]-[.F$2])^2" office:value-type="float" office:value="42.601729">
            <text:p>42.601729</text:p>
          </table:table-cell>
          <table:table-cell table:formula="of:=([.B802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03]-[.F$2])^2" office:value-type="float" office:value="20.493729">
            <text:p>20.493729</text:p>
          </table:table-cell>
          <table:table-cell table:formula="of:=([.B80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formula="of:=([.A804]-[.F$2])^2" office:value-type="float" office:value="2.169729">
            <text:p>2.169729</text:p>
          </table:table-cell>
          <table:table-cell table:formula="of:=([.B804]-[.G$2])^2" office:value-type="float" office:value="254.817369">
            <text:p>254.817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805]-[.F$2])^2" office:value-type="float" office:value="55.845729">
            <text:p>55.845729</text:p>
          </table:table-cell>
          <table:table-cell table:formula="of:=([.B80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806]-[.F$2])^2" office:value-type="float" office:value="0.223728999999999">
            <text:p>0.223729</text:p>
          </table:table-cell>
          <table:table-cell table:formula="of:=([.B80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07]-[.F$2])^2" office:value-type="float" office:value="6.38572900000001">
            <text:p>6.385729</text:p>
          </table:table-cell>
          <table:table-cell table:formula="of:=([.B807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08]-[.F$2])^2" office:value-type="float" office:value="0.277729000000001">
            <text:p>0.277729</text:p>
          </table:table-cell>
          <table:table-cell table:formula="of:=([.B808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09]-[.F$2])^2" office:value-type="float" office:value="0.277729000000001">
            <text:p>0.277729</text:p>
          </table:table-cell>
          <table:table-cell table:formula="of:=([.B80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810]-[.F$2])^2" office:value-type="float" office:value="30.547729">
            <text:p>30.547729</text:p>
          </table:table-cell>
          <table:table-cell table:formula="of:=([.B810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811]-[.F$2])^2" office:value-type="float" office:value="42.601729">
            <text:p>42.601729</text:p>
          </table:table-cell>
          <table:table-cell table:formula="of:=([.B811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812]-[.F$2])^2" office:value-type="float" office:value="30.547729">
            <text:p>30.547729</text:p>
          </table:table-cell>
          <table:table-cell table:formula="of:=([.B81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813]-[.F$2])^2" office:value-type="float" office:value="12.061729">
            <text:p>12.061729</text:p>
          </table:table-cell>
          <table:table-cell table:formula="of:=([.B81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formula="of:=([.A814]-[.F$2])^2" office:value-type="float" office:value="29.953729">
            <text:p>29.953729</text:p>
          </table:table-cell>
          <table:table-cell table:formula="of:=([.B814]-[.G$2])^2" office:value-type="float" office:value="482.373369">
            <text:p>482.37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815]-[.F$2])^2" office:value-type="float" office:value="20.493729">
            <text:p>20.493729</text:p>
          </table:table-cell>
          <table:table-cell table:formula="of:=([.B81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816]-[.F$2])^2" office:value-type="float" office:value="12.439729">
            <text:p>12.439729</text:p>
          </table:table-cell>
          <table:table-cell table:formula="of:=([.B81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817]-[.F$2])^2" office:value-type="float" office:value="42.601729">
            <text:p>42.601729</text:p>
          </table:table-cell>
          <table:table-cell table:formula="of:=([.B81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818]-[.F$2])^2" office:value-type="float" office:value="0.277729000000001">
            <text:p>0.277729</text:p>
          </table:table-cell>
          <table:table-cell table:formula="of:=([.B818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819]-[.F$2])^2" office:value-type="float" office:value="12.061729">
            <text:p>12.061729</text:p>
          </table:table-cell>
          <table:table-cell table:formula="of:=([.B81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formula="of:=([.A820]-[.F$2])^2" office:value-type="float" office:value="131.629729">
            <text:p>131.629729</text:p>
          </table:table-cell>
          <table:table-cell table:formula="of:=([.B82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821]-[.F$2])^2" office:value-type="float" office:value="6.38572900000001">
            <text:p>6.385729</text:p>
          </table:table-cell>
          <table:table-cell table:formula="of:=([.B82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822]-[.F$2])^2" office:value-type="float" office:value="2.331729">
            <text:p>2.331729</text:p>
          </table:table-cell>
          <table:table-cell table:formula="of:=([.B82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823]-[.F$2])^2" office:value-type="float" office:value="20.493729">
            <text:p>20.493729</text:p>
          </table:table-cell>
          <table:table-cell table:formula="of:=([.B82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824]-[.F$2])^2" office:value-type="float" office:value="20.493729">
            <text:p>20.493729</text:p>
          </table:table-cell>
          <table:table-cell table:formula="of:=([.B824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825]-[.F$2])^2" office:value-type="float" office:value="6.38572900000001">
            <text:p>6.385729</text:p>
          </table:table-cell>
          <table:table-cell table:formula="of:=([.B825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826]-[.F$2])^2" office:value-type="float" office:value="56.655729">
            <text:p>56.655729</text:p>
          </table:table-cell>
          <table:table-cell table:formula="of:=([.B826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827]-[.F$2])^2" office:value-type="float" office:value="42.601729">
            <text:p>42.601729</text:p>
          </table:table-cell>
          <table:table-cell table:formula="of:=([.B827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828]-[.F$2])^2" office:value-type="float" office:value="30.547729">
            <text:p>30.547729</text:p>
          </table:table-cell>
          <table:table-cell table:formula="of:=([.B828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829]-[.F$2])^2" office:value-type="float" office:value="6.38572900000001">
            <text:p>6.385729</text:p>
          </table:table-cell>
          <table:table-cell table:formula="of:=([.B82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30]-[.F$2])^2" office:value-type="float" office:value="2.331729">
            <text:p>2.331729</text:p>
          </table:table-cell>
          <table:table-cell table:formula="of:=([.B830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831]-[.F$2])^2" office:value-type="float" office:value="20.493729">
            <text:p>20.493729</text:p>
          </table:table-cell>
          <table:table-cell table:formula="of:=([.B83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32]-[.F$2])^2" office:value-type="float" office:value="6.38572900000001">
            <text:p>6.385729</text:p>
          </table:table-cell>
          <table:table-cell table:formula="of:=([.B832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833]-[.F$2])^2" office:value-type="float" office:value="20.493729">
            <text:p>20.493729</text:p>
          </table:table-cell>
          <table:table-cell table:formula="of:=([.B83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formula="of:=([.A834]-[.F$2])^2" office:value-type="float" office:value="55.845729">
            <text:p>55.845729</text:p>
          </table:table-cell>
          <table:table-cell table:formula="of:=([.B834]-[.G$2])^2" office:value-type="float" office:value="223.891369">
            <text:p>223.89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35]-[.F$2])^2" office:value-type="float" office:value="6.38572900000001">
            <text:p>6.385729</text:p>
          </table:table-cell>
          <table:table-cell table:formula="of:=([.B835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836]-[.F$2])^2" office:value-type="float" office:value="12.439729">
            <text:p>12.439729</text:p>
          </table:table-cell>
          <table:table-cell table:formula="of:=([.B836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([.A837]-[.F$2])^2" office:value-type="float" office:value="42.601729">
            <text:p>42.601729</text:p>
          </table:table-cell>
          <table:table-cell table:formula="of:=([.B83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([.A838]-[.F$2])^2" office:value-type="float" office:value="12.061729">
            <text:p>12.061729</text:p>
          </table:table-cell>
          <table:table-cell table:formula="of:=([.B838]-[.G$2])^2" office:value-type="float" office:value="80.335369">
            <text:p>80.33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39]-[.F$2])^2" office:value-type="float" office:value="6.38572900000001">
            <text:p>6.385729</text:p>
          </table:table-cell>
          <table:table-cell table:formula="of:=([.B839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840]-[.F$2])^2" office:value-type="float" office:value="0.277729000000001">
            <text:p>0.277729</text:p>
          </table:table-cell>
          <table:table-cell table:formula="of:=([.B84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841]-[.F$2])^2" office:value-type="float" office:value="12.439729">
            <text:p>12.439729</text:p>
          </table:table-cell>
          <table:table-cell table:formula="of:=([.B84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842]-[.F$2])^2" office:value-type="float" office:value="2.331729">
            <text:p>2.331729</text:p>
          </table:table-cell>
          <table:table-cell table:formula="of:=([.B842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43]-[.F$2])^2" office:value-type="float" office:value="12.439729">
            <text:p>12.439729</text:p>
          </table:table-cell>
          <table:table-cell table:formula="of:=([.B843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844]-[.F$2])^2" office:value-type="float" office:value="20.493729">
            <text:p>20.493729</text:p>
          </table:table-cell>
          <table:table-cell table:formula="of:=([.B84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845]-[.F$2])^2" office:value-type="float" office:value="6.38572900000001">
            <text:p>6.385729</text:p>
          </table:table-cell>
          <table:table-cell table:formula="of:=([.B845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([.A846]-[.F$2])^2" office:value-type="float" office:value="0.277729000000001">
            <text:p>0.277729</text:p>
          </table:table-cell>
          <table:table-cell table:formula="of:=([.B846]-[.G$2])^2" office:value-type="float" office:value="80.335369">
            <text:p>80.33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847]-[.F$2])^2" office:value-type="float" office:value="30.547729">
            <text:p>30.547729</text:p>
          </table:table-cell>
          <table:table-cell table:formula="of:=([.B84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848]-[.F$2])^2" office:value-type="float" office:value="0.223728999999999">
            <text:p>0.223729</text:p>
          </table:table-cell>
          <table:table-cell table:formula="of:=([.B848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849]-[.F$2])^2" office:value-type="float" office:value="6.38572900000001">
            <text:p>6.385729</text:p>
          </table:table-cell>
          <table:table-cell table:formula="of:=([.B84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850]-[.F$2])^2" office:value-type="float" office:value="56.655729">
            <text:p>56.655729</text:p>
          </table:table-cell>
          <table:table-cell table:formula="of:=([.B850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851]-[.F$2])^2" office:value-type="float" office:value="0.277729000000001">
            <text:p>0.277729</text:p>
          </table:table-cell>
          <table:table-cell table:formula="of:=([.B85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([.A852]-[.F$2])^2" office:value-type="float" office:value="6.38572900000001">
            <text:p>6.385729</text:p>
          </table:table-cell>
          <table:table-cell table:formula="of:=([.B852]-[.G$2])^2" office:value-type="float" office:value="8.77936900000001">
            <text:p>8.779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formula="of:=([.A853]-[.F$2])^2" office:value-type="float" office:value="155.575729">
            <text:p>155.575729</text:p>
          </table:table-cell>
          <table:table-cell table:formula="of:=([.B853]-[.G$2])^2" office:value-type="float" office:value="35.557369">
            <text:p>35.55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54]-[.F$2])^2" office:value-type="float" office:value="30.547729">
            <text:p>30.547729</text:p>
          </table:table-cell>
          <table:table-cell table:formula="of:=([.B854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855]-[.F$2])^2" office:value-type="float" office:value="12.439729">
            <text:p>12.439729</text:p>
          </table:table-cell>
          <table:table-cell table:formula="of:=([.B855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856]-[.F$2])^2" office:value-type="float" office:value="42.601729">
            <text:p>42.601729</text:p>
          </table:table-cell>
          <table:table-cell table:formula="of:=([.B856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857]-[.F$2])^2" office:value-type="float" office:value="6.11572899999999">
            <text:p>6.115729</text:p>
          </table:table-cell>
          <table:table-cell table:formula="of:=([.B85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58]-[.F$2])^2" office:value-type="float" office:value="30.547729">
            <text:p>30.547729</text:p>
          </table:table-cell>
          <table:table-cell table:formula="of:=([.B858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859]-[.F$2])^2" office:value-type="float" office:value="12.439729">
            <text:p>12.439729</text:p>
          </table:table-cell>
          <table:table-cell table:formula="of:=([.B85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860]-[.F$2])^2" office:value-type="float" office:value="2.331729">
            <text:p>2.331729</text:p>
          </table:table-cell>
          <table:table-cell table:formula="of:=([.B86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861]-[.F$2])^2" office:value-type="float" office:value="0.277729000000001">
            <text:p>0.277729</text:p>
          </table:table-cell>
          <table:table-cell table:formula="of:=([.B86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62]-[.F$2])^2" office:value-type="float" office:value="6.38572900000001">
            <text:p>6.385729</text:p>
          </table:table-cell>
          <table:table-cell table:formula="of:=([.B862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863]-[.F$2])^2" office:value-type="float" office:value="30.547729">
            <text:p>30.547729</text:p>
          </table:table-cell>
          <table:table-cell table:formula="of:=([.B86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864]-[.F$2])^2" office:value-type="float" office:value="20.493729">
            <text:p>20.493729</text:p>
          </table:table-cell>
          <table:table-cell table:formula="of:=([.B86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865]-[.F$2])^2" office:value-type="float" office:value="12.439729">
            <text:p>12.439729</text:p>
          </table:table-cell>
          <table:table-cell table:formula="of:=([.B865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866]-[.F$2])^2" office:value-type="float" office:value="30.547729">
            <text:p>30.547729</text:p>
          </table:table-cell>
          <table:table-cell table:formula="of:=([.B86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867]-[.F$2])^2" office:value-type="float" office:value="0.277729000000001">
            <text:p>0.277729</text:p>
          </table:table-cell>
          <table:table-cell table:formula="of:=([.B867]-[.G$2])^2" office:value-type="float" office:value="15.705369">
            <text:p>15.705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868]-[.F$2])^2" office:value-type="float" office:value="42.601729">
            <text:p>42.601729</text:p>
          </table:table-cell>
          <table:table-cell table:formula="of:=([.B868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69]-[.F$2])^2" office:value-type="float" office:value="30.547729">
            <text:p>30.547729</text:p>
          </table:table-cell>
          <table:table-cell table:formula="of:=([.B869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70]-[.F$2])^2" office:value-type="float" office:value="6.38572900000001">
            <text:p>6.385729</text:p>
          </table:table-cell>
          <table:table-cell table:formula="of:=([.B870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871]-[.F$2])^2" office:value-type="float" office:value="0.223728999999999">
            <text:p>0.223729</text:p>
          </table:table-cell>
          <table:table-cell table:formula="of:=([.B87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f:=([.A872]-[.F$2])^2" office:value-type="float" office:value="56.655729">
            <text:p>56.655729</text:p>
          </table:table-cell>
          <table:table-cell table:formula="of:=([.B872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73]-[.F$2])^2" office:value-type="float" office:value="6.38572900000001">
            <text:p>6.385729</text:p>
          </table:table-cell>
          <table:table-cell table:formula="of:=([.B873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74]-[.F$2])^2" office:value-type="float" office:value="20.493729">
            <text:p>20.493729</text:p>
          </table:table-cell>
          <table:table-cell table:formula="of:=([.B874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875]-[.F$2])^2" office:value-type="float" office:value="30.547729">
            <text:p>30.547729</text:p>
          </table:table-cell>
          <table:table-cell table:formula="of:=([.B875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876]-[.F$2])^2" office:value-type="float" office:value="20.493729">
            <text:p>20.493729</text:p>
          </table:table-cell>
          <table:table-cell table:formula="of:=([.B87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77]-[.F$2])^2" office:value-type="float" office:value="0.277729000000001">
            <text:p>0.277729</text:p>
          </table:table-cell>
          <table:table-cell table:formula="of:=([.B877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formula="of:=([.A878]-[.F$2])^2" office:value-type="float" office:value="6.11572899999999">
            <text:p>6.115729</text:p>
          </table:table-cell>
          <table:table-cell table:formula="of:=([.B878]-[.G$2])^2" office:value-type="float" office:value="359.595369">
            <text:p>359.59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879]-[.F$2])^2" office:value-type="float" office:value="6.38572900000001">
            <text:p>6.385729</text:p>
          </table:table-cell>
          <table:table-cell table:formula="of:=([.B87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880]-[.F$2])^2" office:value-type="float" office:value="30.547729">
            <text:p>30.547729</text:p>
          </table:table-cell>
          <table:table-cell table:formula="of:=([.B88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881]-[.F$2])^2" office:value-type="float" office:value="30.547729">
            <text:p>30.547729</text:p>
          </table:table-cell>
          <table:table-cell table:formula="of:=([.B88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82]-[.F$2])^2" office:value-type="float" office:value="12.439729">
            <text:p>12.439729</text:p>
          </table:table-cell>
          <table:table-cell table:formula="of:=([.B882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883]-[.F$2])^2" office:value-type="float" office:value="12.439729">
            <text:p>12.439729</text:p>
          </table:table-cell>
          <table:table-cell table:formula="of:=([.B883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884]-[.F$2])^2" office:value-type="float" office:value="0.223728999999999">
            <text:p>0.223729</text:p>
          </table:table-cell>
          <table:table-cell table:formula="of:=([.B884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85]-[.F$2])^2" office:value-type="float" office:value="2.331729">
            <text:p>2.331729</text:p>
          </table:table-cell>
          <table:table-cell table:formula="of:=([.B885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886]-[.F$2])^2" office:value-type="float" office:value="0.223728999999999">
            <text:p>0.223729</text:p>
          </table:table-cell>
          <table:table-cell table:formula="of:=([.B88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887]-[.F$2])^2" office:value-type="float" office:value="12.439729">
            <text:p>12.439729</text:p>
          </table:table-cell>
          <table:table-cell table:formula="of:=([.B88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888]-[.F$2])^2" office:value-type="float" office:value="30.547729">
            <text:p>30.547729</text:p>
          </table:table-cell>
          <table:table-cell table:formula="of:=([.B888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formula="of:=([.A889]-[.F$2])^2" office:value-type="float" office:value="131.629729">
            <text:p>131.629729</text:p>
          </table:table-cell>
          <table:table-cell table:formula="of:=([.B88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890]-[.F$2])^2" office:value-type="float" office:value="42.601729">
            <text:p>42.601729</text:p>
          </table:table-cell>
          <table:table-cell table:formula="of:=([.B890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891]-[.F$2])^2" office:value-type="float" office:value="12.439729">
            <text:p>12.439729</text:p>
          </table:table-cell>
          <table:table-cell table:formula="of:=([.B89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892]-[.F$2])^2" office:value-type="float" office:value="2.331729">
            <text:p>2.331729</text:p>
          </table:table-cell>
          <table:table-cell table:formula="of:=([.B89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893]-[.F$2])^2" office:value-type="float" office:value="12.439729">
            <text:p>12.439729</text:p>
          </table:table-cell>
          <table:table-cell table:formula="of:=([.B89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894]-[.F$2])^2" office:value-type="float" office:value="20.493729">
            <text:p>20.493729</text:p>
          </table:table-cell>
          <table:table-cell table:formula="of:=([.B89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formula="of:=([.A895]-[.F$2])^2" office:value-type="float" office:value="41.899729">
            <text:p>41.899729</text:p>
          </table:table-cell>
          <table:table-cell table:formula="of:=([.B895]-[.G$2])^2" office:value-type="float" office:value="223.891369">
            <text:p>223.89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896]-[.F$2])^2" office:value-type="float" office:value="30.547729">
            <text:p>30.547729</text:p>
          </table:table-cell>
          <table:table-cell table:formula="of:=([.B89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897]-[.F$2])^2" office:value-type="float" office:value="20.493729">
            <text:p>20.493729</text:p>
          </table:table-cell>
          <table:table-cell table:formula="of:=([.B89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98]-[.F$2])^2" office:value-type="float" office:value="12.439729">
            <text:p>12.439729</text:p>
          </table:table-cell>
          <table:table-cell table:formula="of:=([.B898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formula="of:=([.A899]-[.F$2])^2" office:value-type="float" office:value="341.251729">
            <text:p>341.251729</text:p>
          </table:table-cell>
          <table:table-cell table:formula="of:=([.B89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900]-[.F$2])^2" office:value-type="float" office:value="20.493729">
            <text:p>20.493729</text:p>
          </table:table-cell>
          <table:table-cell table:formula="of:=([.B90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01]-[.F$2])^2" office:value-type="float" office:value="30.547729">
            <text:p>30.547729</text:p>
          </table:table-cell>
          <table:table-cell table:formula="of:=([.B901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902]-[.F$2])^2" office:value-type="float" office:value="30.547729">
            <text:p>30.547729</text:p>
          </table:table-cell>
          <table:table-cell table:formula="of:=([.B90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903]-[.F$2])^2" office:value-type="float" office:value="6.38572900000001">
            <text:p>6.385729</text:p>
          </table:table-cell>
          <table:table-cell table:formula="of:=([.B90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04]-[.F$2])^2" office:value-type="float" office:value="2.331729">
            <text:p>2.331729</text:p>
          </table:table-cell>
          <table:table-cell table:formula="of:=([.B904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formula="of:=([.A905]-[.F$2])^2" office:value-type="float" office:value="155.575729">
            <text:p>155.575729</text:p>
          </table:table-cell>
          <table:table-cell table:formula="of:=([.B905]-[.G$2])^2" office:value-type="float" office:value="35.557369">
            <text:p>35.55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906]-[.F$2])^2" office:value-type="float" office:value="30.547729">
            <text:p>30.547729</text:p>
          </table:table-cell>
          <table:table-cell table:formula="of:=([.B90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907]-[.F$2])^2" office:value-type="float" office:value="6.38572900000001">
            <text:p>6.385729</text:p>
          </table:table-cell>
          <table:table-cell table:formula="of:=([.B90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908]-[.F$2])^2" office:value-type="float" office:value="12.439729">
            <text:p>12.439729</text:p>
          </table:table-cell>
          <table:table-cell table:formula="of:=([.B90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909]-[.F$2])^2" office:value-type="float" office:value="6.38572900000001">
            <text:p>6.385729</text:p>
          </table:table-cell>
          <table:table-cell table:formula="of:=([.B90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910]-[.F$2])^2" office:value-type="float" office:value="30.547729">
            <text:p>30.547729</text:p>
          </table:table-cell>
          <table:table-cell table:formula="of:=([.B91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11]-[.F$2])^2" office:value-type="float" office:value="12.439729">
            <text:p>12.439729</text:p>
          </table:table-cell>
          <table:table-cell table:formula="of:=([.B911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12]-[.F$2])^2" office:value-type="float" office:value="2.331729">
            <text:p>2.331729</text:p>
          </table:table-cell>
          <table:table-cell table:formula="of:=([.B912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913]-[.F$2])^2" office:value-type="float" office:value="20.493729">
            <text:p>20.493729</text:p>
          </table:table-cell>
          <table:table-cell table:formula="of:=([.B91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914]-[.F$2])^2" office:value-type="float" office:value="29.953729">
            <text:p>29.953729</text:p>
          </table:table-cell>
          <table:table-cell table:formula="of:=([.B914]-[.G$2])^2" office:value-type="float" office:value="8.77936900000001">
            <text:p>8.77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915]-[.F$2])^2" office:value-type="float" office:value="6.38572900000001">
            <text:p>6.385729</text:p>
          </table:table-cell>
          <table:table-cell table:formula="of:=([.B915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916]-[.F$2])^2" office:value-type="float" office:value="42.601729">
            <text:p>42.601729</text:p>
          </table:table-cell>
          <table:table-cell table:formula="of:=([.B916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917]-[.F$2])^2" office:value-type="float" office:value="2.331729">
            <text:p>2.331729</text:p>
          </table:table-cell>
          <table:table-cell table:formula="of:=([.B91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918]-[.F$2])^2" office:value-type="float" office:value="30.547729">
            <text:p>30.547729</text:p>
          </table:table-cell>
          <table:table-cell table:formula="of:=([.B91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919]-[.F$2])^2" office:value-type="float" office:value="2.331729">
            <text:p>2.331729</text:p>
          </table:table-cell>
          <table:table-cell table:formula="of:=([.B91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20]-[.F$2])^2" office:value-type="float" office:value="12.439729">
            <text:p>12.439729</text:p>
          </table:table-cell>
          <table:table-cell table:formula="of:=([.B920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921]-[.F$2])^2" office:value-type="float" office:value="6.38572900000001">
            <text:p>6.385729</text:p>
          </table:table-cell>
          <table:table-cell table:formula="of:=([.B92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22]-[.F$2])^2" office:value-type="float" office:value="6.38572900000001">
            <text:p>6.385729</text:p>
          </table:table-cell>
          <table:table-cell table:formula="of:=([.B922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923]-[.F$2])^2" office:value-type="float" office:value="6.38572900000001">
            <text:p>6.385729</text:p>
          </table:table-cell>
          <table:table-cell table:formula="of:=([.B92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924]-[.F$2])^2" office:value-type="float" office:value="42.601729">
            <text:p>42.601729</text:p>
          </table:table-cell>
          <table:table-cell table:formula="of:=([.B924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925]-[.F$2])^2" office:value-type="float" office:value="42.601729">
            <text:p>42.601729</text:p>
          </table:table-cell>
          <table:table-cell table:formula="of:=([.B925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926]-[.F$2])^2" office:value-type="float" office:value="2.169729">
            <text:p>2.169729</text:p>
          </table:table-cell>
          <table:table-cell table:formula="of:=([.B926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927]-[.F$2])^2" office:value-type="float" office:value="6.38572900000001">
            <text:p>6.385729</text:p>
          </table:table-cell>
          <table:table-cell table:formula="of:=([.B927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928]-[.F$2])^2" office:value-type="float" office:value="30.547729">
            <text:p>30.547729</text:p>
          </table:table-cell>
          <table:table-cell table:formula="of:=([.B92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929]-[.F$2])^2" office:value-type="float" office:value="6.38572900000001">
            <text:p>6.385729</text:p>
          </table:table-cell>
          <table:table-cell table:formula="of:=([.B92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formula="of:=([.A930]-[.F$2])^2" office:value-type="float" office:value="379.197729">
            <text:p>379.197729</text:p>
          </table:table-cell>
          <table:table-cell table:formula="of:=([.B930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931]-[.F$2])^2" office:value-type="float" office:value="2.331729">
            <text:p>2.331729</text:p>
          </table:table-cell>
          <table:table-cell table:formula="of:=([.B931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932]-[.F$2])^2" office:value-type="float" office:value="30.547729">
            <text:p>30.547729</text:p>
          </table:table-cell>
          <table:table-cell table:formula="of:=([.B932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933]-[.F$2])^2" office:value-type="float" office:value="6.11572899999999">
            <text:p>6.115729</text:p>
          </table:table-cell>
          <table:table-cell table:formula="of:=([.B933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934]-[.F$2])^2" office:value-type="float" office:value="2.331729">
            <text:p>2.331729</text:p>
          </table:table-cell>
          <table:table-cell table:formula="of:=([.B934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935]-[.F$2])^2" office:value-type="float" office:value="6.38572900000001">
            <text:p>6.385729</text:p>
          </table:table-cell>
          <table:table-cell table:formula="of:=([.B93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36]-[.F$2])^2" office:value-type="float" office:value="0.277729000000001">
            <text:p>0.277729</text:p>
          </table:table-cell>
          <table:table-cell table:formula="of:=([.B93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937]-[.F$2])^2" office:value-type="float" office:value="20.493729">
            <text:p>20.493729</text:p>
          </table:table-cell>
          <table:table-cell table:formula="of:=([.B937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938]-[.F$2])^2" office:value-type="float" office:value="6.38572900000001">
            <text:p>6.385729</text:p>
          </table:table-cell>
          <table:table-cell table:formula="of:=([.B938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939]-[.F$2])^2" office:value-type="float" office:value="0.277729000000001">
            <text:p>0.277729</text:p>
          </table:table-cell>
          <table:table-cell table:formula="of:=([.B939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940]-[.F$2])^2" office:value-type="float" office:value="30.547729">
            <text:p>30.547729</text:p>
          </table:table-cell>
          <table:table-cell table:formula="of:=([.B940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941]-[.F$2])^2" office:value-type="float" office:value="6.38572900000001">
            <text:p>6.385729</text:p>
          </table:table-cell>
          <table:table-cell table:formula="of:=([.B941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42]-[.F$2])^2" office:value-type="float" office:value="30.547729">
            <text:p>30.547729</text:p>
          </table:table-cell>
          <table:table-cell table:formula="of:=([.B942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43]-[.F$2])^2" office:value-type="float" office:value="0.277729000000001">
            <text:p>0.277729</text:p>
          </table:table-cell>
          <table:table-cell table:formula="of:=([.B94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formula="of:=([.A944]-[.F$2])^2" office:value-type="float" office:value="155.575729">
            <text:p>155.575729</text:p>
          </table:table-cell>
          <table:table-cell table:formula="of:=([.B944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945]-[.F$2])^2" office:value-type="float" office:value="2.331729">
            <text:p>2.331729</text:p>
          </table:table-cell>
          <table:table-cell table:formula="of:=([.B945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46]-[.F$2])^2" office:value-type="float" office:value="2.331729">
            <text:p>2.331729</text:p>
          </table:table-cell>
          <table:table-cell table:formula="of:=([.B946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947]-[.F$2])^2" office:value-type="float" office:value="20.007729">
            <text:p>20.007729</text:p>
          </table:table-cell>
          <table:table-cell table:formula="of:=([.B947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948]-[.F$2])^2" office:value-type="float" office:value="20.493729">
            <text:p>20.493729</text:p>
          </table:table-cell>
          <table:table-cell table:formula="of:=([.B948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949]-[.F$2])^2" office:value-type="float" office:value="0.277729000000001">
            <text:p>0.277729</text:p>
          </table:table-cell>
          <table:table-cell table:formula="of:=([.B949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950]-[.F$2])^2" office:value-type="float" office:value="0.277729000000001">
            <text:p>0.277729</text:p>
          </table:table-cell>
          <table:table-cell table:formula="of:=([.B950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951]-[.F$2])^2" office:value-type="float" office:value="2.331729">
            <text:p>2.331729</text:p>
          </table:table-cell>
          <table:table-cell table:formula="of:=([.B951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([.A952]-[.F$2])^2" office:value-type="float" office:value="379.197729">
            <text:p>379.197729</text:p>
          </table:table-cell>
          <table:table-cell table:formula="of:=([.B952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953]-[.F$2])^2" office:value-type="float" office:value="12.439729">
            <text:p>12.439729</text:p>
          </table:table-cell>
          <table:table-cell table:formula="of:=([.B953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54]-[.F$2])^2" office:value-type="float" office:value="30.547729">
            <text:p>30.547729</text:p>
          </table:table-cell>
          <table:table-cell table:formula="of:=([.B954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55]-[.F$2])^2" office:value-type="float" office:value="0.277729000000001">
            <text:p>0.277729</text:p>
          </table:table-cell>
          <table:table-cell table:formula="of:=([.B95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56]-[.F$2])^2" office:value-type="float" office:value="30.547729">
            <text:p>30.547729</text:p>
          </table:table-cell>
          <table:table-cell table:formula="of:=([.B956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957]-[.F$2])^2" office:value-type="float" office:value="20.493729">
            <text:p>20.493729</text:p>
          </table:table-cell>
          <table:table-cell table:formula="of:=([.B957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58]-[.F$2])^2" office:value-type="float" office:value="2.331729">
            <text:p>2.331729</text:p>
          </table:table-cell>
          <table:table-cell table:formula="of:=([.B958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959]-[.F$2])^2" office:value-type="float" office:value="0.223728999999999">
            <text:p>0.223729</text:p>
          </table:table-cell>
          <table:table-cell table:formula="of:=([.B95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960]-[.F$2])^2" office:value-type="float" office:value="0.277729000000001">
            <text:p>0.277729</text:p>
          </table:table-cell>
          <table:table-cell table:formula="of:=([.B960]-[.G$2])^2" office:value-type="float" office:value="3.853369">
            <text:p>3.853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61]-[.F$2])^2" office:value-type="float" office:value="30.547729">
            <text:p>30.547729</text:p>
          </table:table-cell>
          <table:table-cell table:formula="of:=([.B961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962]-[.F$2])^2" office:value-type="float" office:value="12.439729">
            <text:p>12.439729</text:p>
          </table:table-cell>
          <table:table-cell table:formula="of:=([.B96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963]-[.F$2])^2" office:value-type="float" office:value="12.439729">
            <text:p>12.439729</text:p>
          </table:table-cell>
          <table:table-cell table:formula="of:=([.B963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64]-[.F$2])^2" office:value-type="float" office:value="12.439729">
            <text:p>12.439729</text:p>
          </table:table-cell>
          <table:table-cell table:formula="of:=([.B964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([.A965]-[.F$2])^2" office:value-type="float" office:value="20.007729">
            <text:p>20.007729</text:p>
          </table:table-cell>
          <table:table-cell table:formula="of:=([.B965]-[.G$2])^2" office:value-type="float" office:value="15.705369">
            <text:p>15.70536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formula="of:=([.A966]-[.F$2])^2" office:value-type="float" office:value="155.575729">
            <text:p>155.575729</text:p>
          </table:table-cell>
          <table:table-cell table:formula="of:=([.B966]-[.G$2])^2" office:value-type="float" office:value="48.483369">
            <text:p>48.483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([.A967]-[.F$2])^2" office:value-type="float" office:value="20.007729">
            <text:p>20.007729</text:p>
          </table:table-cell>
          <table:table-cell table:formula="of:=([.B967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68]-[.F$2])^2" office:value-type="float" office:value="30.547729">
            <text:p>30.547729</text:p>
          </table:table-cell>
          <table:table-cell table:formula="of:=([.B968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69]-[.F$2])^2" office:value-type="float" office:value="30.547729">
            <text:p>30.547729</text:p>
          </table:table-cell>
          <table:table-cell table:formula="of:=([.B969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970]-[.F$2])^2" office:value-type="float" office:value="42.601729">
            <text:p>42.601729</text:p>
          </table:table-cell>
          <table:table-cell table:formula="of:=([.B970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([.A971]-[.F$2])^2" office:value-type="float" office:value="41.899729">
            <text:p>41.899729</text:p>
          </table:table-cell>
          <table:table-cell table:formula="of:=([.B971]-[.G$2])^2" office:value-type="float" office:value="48.483369">
            <text:p>48.483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72]-[.F$2])^2" office:value-type="float" office:value="0.277729000000001">
            <text:p>0.277729</text:p>
          </table:table-cell>
          <table:table-cell table:formula="of:=([.B972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973]-[.F$2])^2" office:value-type="float" office:value="0.277729000000001">
            <text:p>0.277729</text:p>
          </table:table-cell>
          <table:table-cell table:formula="of:=([.B973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974]-[.F$2])^2" office:value-type="float" office:value="12.061729">
            <text:p>12.061729</text:p>
          </table:table-cell>
          <table:table-cell table:formula="of:=([.B974]-[.G$2])^2" office:value-type="float" office:value="49.519369">
            <text:p>49.519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975]-[.F$2])^2" office:value-type="float" office:value="6.38572900000001">
            <text:p>6.385729</text:p>
          </table:table-cell>
          <table:table-cell table:formula="of:=([.B975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976]-[.F$2])^2" office:value-type="float" office:value="12.439729">
            <text:p>12.439729</text:p>
          </table:table-cell>
          <table:table-cell table:formula="of:=([.B976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77]-[.F$2])^2" office:value-type="float" office:value="30.547729">
            <text:p>30.547729</text:p>
          </table:table-cell>
          <table:table-cell table:formula="of:=([.B977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978]-[.F$2])^2" office:value-type="float" office:value="20.493729">
            <text:p>20.493729</text:p>
          </table:table-cell>
          <table:table-cell table:formula="of:=([.B978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979]-[.F$2])^2" office:value-type="float" office:value="12.439729">
            <text:p>12.439729</text:p>
          </table:table-cell>
          <table:table-cell table:formula="of:=([.B979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80]-[.F$2])^2" office:value-type="float" office:value="12.439729">
            <text:p>12.439729</text:p>
          </table:table-cell>
          <table:table-cell table:formula="of:=([.B980]-[.G$2])^2" office:value-type="float" office:value="36.445369">
            <text:p>36.44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981]-[.F$2])^2" office:value-type="float" office:value="6.38572900000001">
            <text:p>6.385729</text:p>
          </table:table-cell>
          <table:table-cell table:formula="of:=([.B981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982]-[.F$2])^2" office:value-type="float" office:value="6.38572900000001">
            <text:p>6.385729</text:p>
          </table:table-cell>
          <table:table-cell table:formula="of:=([.B982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83]-[.F$2])^2" office:value-type="float" office:value="6.38572900000001">
            <text:p>6.385729</text:p>
          </table:table-cell>
          <table:table-cell table:formula="of:=([.B983]-[.G$2])^2" office:value-type="float" office:value="25.371369">
            <text:p>25.371369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table:formula="of:=([.A984]-[.F$2])^2" office:value-type="float" office:value="990.549729">
            <text:p>990.549729</text:p>
          </table:table-cell>
          <table:table-cell table:formula="of:=([.B984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85]-[.F$2])^2" office:value-type="float" office:value="20.493729">
            <text:p>20.493729</text:p>
          </table:table-cell>
          <table:table-cell table:formula="of:=([.B985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([.A986]-[.F$2])^2" office:value-type="float" office:value="131.629729">
            <text:p>131.629729</text:p>
          </table:table-cell>
          <table:table-cell table:formula="of:=([.B986]-[.G$2])^2" office:value-type="float" office:value="24.631369">
            <text:p>24.631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987]-[.F$2])^2" office:value-type="float" office:value="0.223728999999999">
            <text:p>0.223729</text:p>
          </table:table-cell>
          <table:table-cell table:formula="of:=([.B987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988]-[.F$2])^2" office:value-type="float" office:value="20.007729">
            <text:p>20.007729</text:p>
          </table:table-cell>
          <table:table-cell table:formula="of:=([.B988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989]-[.F$2])^2" office:value-type="float" office:value="30.547729">
            <text:p>30.547729</text:p>
          </table:table-cell>
          <table:table-cell table:formula="of:=([.B989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990]-[.F$2])^2" office:value-type="float" office:value="42.601729">
            <text:p>42.601729</text:p>
          </table:table-cell>
          <table:table-cell table:formula="of:=([.B990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91]-[.F$2])^2" office:value-type="float" office:value="12.439729">
            <text:p>12.439729</text:p>
          </table:table-cell>
          <table:table-cell table:formula="of:=([.B991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992]-[.F$2])^2" office:value-type="float" office:value="6.38572900000001">
            <text:p>6.385729</text:p>
          </table:table-cell>
          <table:table-cell table:formula="of:=([.B992]-[.G$2])^2" office:value-type="float" office:value="4.149369">
            <text:p>4.14936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([.A993]-[.F$2])^2" office:value-type="float" office:value="305.305729">
            <text:p>305.305729</text:p>
          </table:table-cell>
          <table:table-cell table:formula="of:=([.B993]-[.G$2])^2" office:value-type="float" office:value="1.075369">
            <text:p>1.0753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994]-[.F$2])^2" office:value-type="float" office:value="20.007729">
            <text:p>20.007729</text:p>
          </table:table-cell>
          <table:table-cell table:formula="of:=([.B994]-[.G$2])^2" office:value-type="float" office:value="16.297369">
            <text:p>16.2973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formula="of:=([.A995]-[.F$2])^2" office:value-type="float" office:value="0.223728999999999">
            <text:p>0.223729</text:p>
          </table:table-cell>
          <table:table-cell table:formula="of:=([.B995]-[.G$2])^2" office:value-type="float" office:value="80.335369">
            <text:p>80.3353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([.A996]-[.F$2])^2" office:value-type="float" office:value="71.791729">
            <text:p>71.791729</text:p>
          </table:table-cell>
          <table:table-cell table:formula="of:=([.B996]-[.G$2])^2" office:value-type="float" office:value="0.00136899999999993">
            <text:p>0.0013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997]-[.F$2])^2" office:value-type="float" office:value="12.439729">
            <text:p>12.439729</text:p>
          </table:table-cell>
          <table:table-cell table:formula="of:=([.B997]-[.G$2])^2" office:value-type="float" office:value="9.22336899999999">
            <text:p>9.223369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table:formula="of:=([.A998]-[.F$2])^2" office:value-type="float" office:value="1054.495729">
            <text:p>1054.495729</text:p>
          </table:table-cell>
          <table:table-cell table:formula="of:=([.B998]-[.G$2])^2" office:value-type="float" office:value="8.77936900000001">
            <text:p>8.7793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999]-[.F$2])^2" office:value-type="float" office:value="20.493729">
            <text:p>20.493729</text:p>
          </table:table-cell>
          <table:table-cell table:formula="of:=([.B999]-[.G$2])^2" office:value-type="float" office:value="0.927369000000002">
            <text:p>0.9273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1000]-[.F$2])^2" office:value-type="float" office:value="2.331729">
            <text:p>2.331729</text:p>
          </table:table-cell>
          <table:table-cell table:formula="of:=([.B1000]-[.G$2])^2" office:value-type="float" office:value="0.00136899999999993">
            <text:p>0.00136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3:59</dc:date>
    <meta:document-statistic meta:table-count="1" meta:cell-count="4004" meta:object-count="0"/>
    <meta:generator>LibreOffice/3.4$Linux LibreOffice_project/340m1$Build-1206</meta:generator>
  </office:meta>
</office:document-meta>
</file>